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T13_312" style:family="text"/>
    <style:style style:name="T13_313" style:family="text"/>
    <style:style style:name="T13_314" style:family="text"/>
    <style:style style:name="T13_315" style:family="text"/>
    <style:style style:name="T13_316" style:family="text"/>
    <style:style style:name="T13_317" style:family="text"/>
    <style:style style:name="T13_318" style:family="text"/>
    <style:style style:name="T13_319" style:family="text"/>
    <style:style style:name="T13_320" style:family="text"/>
    <style:style style:name="T13_321" style:family="text"/>
    <style:style style:name="T13_322" style:family="text"/>
    <style:style style:name="T13_323" style:family="text"/>
    <style:style style:name="T13_324" style:family="text"/>
    <style:style style:name="T13_325" style:family="text"/>
    <style:style style:name="T13_326" style:family="text"/>
    <style:style style:name="T13_327" style:family="text"/>
    <style:style style:name="T13_328" style:family="text"/>
    <style:style style:name="T13_329" style:family="text"/>
    <style:style style:name="T13_330" style:family="text"/>
    <style:style style:name="T13_331" style:family="text"/>
    <style:style style:name="T13_332" style:family="text"/>
    <style:style style:name="T13_333" style:family="text"/>
    <style:style style:name="T13_334" style:family="text"/>
    <style:style style:name="T13_335" style:family="text"/>
    <style:style style:name="T13_336" style:family="text"/>
    <style:style style:name="T13_337" style:family="text"/>
    <style:style style:name="T13_338" style:family="text"/>
    <style:style style:name="T13_339" style:family="text"/>
    <style:style style:name="T13_340" style:family="text"/>
    <style:style style:name="T13_341" style:family="text"/>
    <style:style style:name="T13_342" style:family="text"/>
    <style:style style:name="T13_343" style:family="text"/>
    <style:style style:name="T13_344" style:family="text"/>
    <style:style style:name="T13_345" style:family="text"/>
    <style:style style:name="T13_346" style:family="text"/>
    <style:style style:name="T13_347" style:family="text"/>
    <style:style style:name="T13_348" style:family="text"/>
    <style:style style:name="T13_349" style:family="text"/>
    <style:style style:name="T13_350" style:family="text"/>
    <style:style style:name="T13_351" style:family="text"/>
    <style:style style:name="T13_352" style:family="text"/>
    <style:style style:name="T13_353" style:family="text"/>
    <style:style style:name="T13_354" style:family="text"/>
    <style:style style:name="T13_355" style:family="text"/>
    <style:style style:name="T13_356" style:family="text"/>
    <style:style style:name="T13_357" style:family="text"/>
    <style:style style:name="T13_358" style:family="text"/>
    <style:style style:name="T13_359" style:family="text"/>
    <style:style style:name="T13_360" style:family="text"/>
    <style:style style:name="T13_361" style:family="text"/>
    <style:style style:name="T13_362" style:family="text"/>
    <style:style style:name="T13_363" style:family="text"/>
    <style:style style:name="T13_364" style:family="text"/>
    <style:style style:name="T13_365" style:family="text"/>
    <style:style style:name="T13_366" style:family="text"/>
    <style:style style:name="T13_367" style:family="text"/>
    <style:style style:name="T13_368" style:family="text"/>
    <style:style style:name="T13_369" style:family="text"/>
    <style:style style:name="T13_370" style:family="text"/>
    <style:style style:name="T13_371" style:family="text"/>
    <style:style style:name="T13_372" style:family="text"/>
    <style:style style:name="T13_373" style:family="text"/>
    <style:style style:name="T13_374" style:family="text"/>
    <style:style style:name="T13_375" style:family="text"/>
    <style:style style:name="T13_376" style:family="text"/>
    <style:style style:name="T13_377" style:family="text"/>
    <style:style style:name="T13_378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right" fo:break-before="auto" fo:line-height="115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T20_47" style:family="text"/>
    <style:style style:name="T20_48" style:family="text">
      <style:text-properties fo:color="#1155cc" style:text-underline-style="solid" style:text-underline-color="font-color"/>
    </style:style>
    <style:style style:name="T20_49" style:family="text"/>
    <style:style style:name="T20_50" style:family="text">
      <style:text-properties fo:color="#1155cc" style:text-underline-style="solid" style:text-underline-color="font-color"/>
    </style:style>
    <style:style style:name="T20_51" style:family="text"/>
    <style:style style:name="T20_5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right" fo:break-before="auto" fo:line-height="115%" style:writing-mode="lr-tb"/>
    </style:style>
    <style:style style:name="P22" style:family="paragraph" style:parent-style-name="Standard">
      <style:paragraph-properties fo:text-align="right" fo:break-before="auto" fo:line-height="115%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T22_37" style:family="text"/>
    <style:style style:name="T22_38" style:family="text">
      <style:text-properties fo:color="#1155cc" style:text-underline-style="solid" style:text-underline-color="font-color"/>
    </style:style>
    <style:style style:name="T22_39" style:family="text"/>
    <style:style style:name="T22_40" style:family="text">
      <style:text-properties fo:color="#1155cc" style:text-underline-style="solid" style:text-underline-color="font-color"/>
    </style:style>
    <style:style style:name="T22_41" style:family="text"/>
    <style:style style:name="T22_42" style:family="text">
      <style:text-properties fo:color="#1155cc" style:text-underline-style="solid" style:text-underline-color="font-color"/>
    </style:style>
    <style:style style:name="T22_43" style:family="text"/>
    <style:style style:name="T22_44" style:family="text">
      <style:text-properties fo:color="#1155cc" style:text-underline-style="solid" style:text-underline-color="font-color"/>
    </style:style>
    <style:style style:name="T22_45" style:family="text"/>
    <style:style style:name="T22_46" style:family="text">
      <style:text-properties fo:color="#1155cc" style:text-underline-style="solid" style:text-underline-color="font-color"/>
    </style:style>
    <style:style style:name="T22_47" style:family="text"/>
    <style:style style:name="T22_48" style:family="text">
      <style:text-properties fo:color="#1155cc" style:text-underline-style="solid" style:text-underline-color="font-color"/>
    </style:style>
    <style:style style:name="T22_49" style:family="text"/>
    <style:style style:name="T22_50" style:family="text">
      <style:text-properties fo:color="#1155cc" style:text-underline-style="solid" style:text-underline-color="font-color"/>
    </style:style>
    <style:style style:name="T22_51" style:family="text"/>
    <style:style style:name="T22_52" style:family="text">
      <style:text-properties fo:color="#1155cc" style:text-underline-style="solid" style:text-underline-color="font-color"/>
    </style:style>
    <style:style style:name="T22_53" style:family="text"/>
    <style:style style:name="T22_54" style:family="text">
      <style:text-properties fo:color="#1155cc" style:text-underline-style="solid" style:text-underline-color="font-color"/>
    </style:style>
    <style:style style:name="T22_55" style:family="text"/>
    <style:style style:name="T22_56" style:family="text">
      <style:text-properties fo:color="#1155cc" style:text-underline-style="solid" style:text-underline-color="font-color"/>
    </style:style>
    <style:style style:name="T22_57" style:family="text"/>
    <style:style style:name="T22_58" style:family="text">
      <style:text-properties fo:color="#1155cc" style:text-underline-style="solid" style:text-underline-color="font-color"/>
    </style:style>
    <style:style style:name="T22_59" style:family="text"/>
    <style:style style:name="T22_60" style:family="text">
      <style:text-properties fo:color="#1155cc" style:text-underline-style="solid" style:text-underline-color="font-color"/>
    </style:style>
    <style:style style:name="T22_61" style:family="text"/>
    <style:style style:name="T22_62" style:family="text">
      <style:text-properties fo:color="#1155cc" style:text-underline-style="solid" style:text-underline-color="font-color"/>
    </style:style>
    <style:style style:name="T22_63" style:family="text"/>
    <style:style style:name="T22_64" style:family="text">
      <style:text-properties fo:color="#1155cc" style:text-underline-style="solid" style:text-underline-color="font-color"/>
    </style:style>
    <style:style style:name="T22_65" style:family="text"/>
    <style:style style:name="T22_66" style:family="text">
      <style:text-properties fo:color="#1155cc" style:text-underline-style="solid" style:text-underline-color="font-color"/>
    </style:style>
    <style:style style:name="T22_67" style:family="text"/>
    <style:style style:name="T22_68" style:family="text">
      <style:text-properties fo:color="#1155cc" style:text-underline-style="solid" style:text-underline-color="font-color"/>
    </style:style>
    <style:style style:name="T22_69" style:family="text"/>
    <style:style style:name="T22_70" style:family="text">
      <style:text-properties fo:color="#1155cc" style:text-underline-style="solid" style:text-underline-color="font-color"/>
    </style:style>
    <style:style style:name="T22_71" style:family="text"/>
    <style:style style:name="T22_72" style:family="text">
      <style:text-properties fo:color="#1155cc" style:text-underline-style="solid" style:text-underline-color="font-color"/>
    </style:style>
    <style:style style:name="T22_73" style:family="text"/>
    <style:style style:name="T22_74" style:family="text">
      <style:text-properties fo:color="#1155cc" style:text-underline-style="solid" style:text-underline-color="font-color"/>
    </style:style>
    <style:style style:name="T22_75" style:family="text"/>
    <style:style style:name="T22_76" style:family="text">
      <style:text-properties fo:color="#1155cc" style:text-underline-style="solid" style:text-underline-color="font-color"/>
    </style:style>
    <style:style style:name="T22_77" style:family="text"/>
    <style:style style:name="T22_78" style:family="text">
      <style:text-properties fo:color="#1155cc" style:text-underline-style="solid" style:text-underline-color="font-color"/>
    </style:style>
    <style:style style:name="T22_79" style:family="text"/>
    <style:style style:name="T22_80" style:family="text">
      <style:text-properties fo:color="#1155cc" style:text-underline-style="solid" style:text-underline-color="font-color"/>
    </style:style>
    <style:style style:name="T22_81" style:family="text"/>
    <style:style style:name="T22_82" style:family="text">
      <style:text-properties fo:color="#1155cc" style:text-underline-style="solid" style:text-underline-color="font-color"/>
    </style:style>
    <style:style style:name="T22_83" style:family="text"/>
    <style:style style:name="T22_84" style:family="text">
      <style:text-properties fo:color="#1155cc" style:text-underline-style="solid" style:text-underline-color="font-color"/>
    </style:style>
    <style:style style:name="T22_85" style:family="text"/>
    <style:style style:name="T22_86" style:family="text">
      <style:text-properties fo:color="#1155cc" style:text-underline-style="solid" style:text-underline-color="font-color"/>
    </style:style>
    <style:style style:name="T22_87" style:family="text"/>
    <style:style style:name="T22_88" style:family="text">
      <style:text-properties fo:color="#1155cc" style:text-underline-style="solid" style:text-underline-color="font-color"/>
    </style:style>
    <style:style style:name="T22_89" style:family="text"/>
    <style:style style:name="T22_90" style:family="text">
      <style:text-properties fo:color="#1155cc" style:text-underline-style="solid" style:text-underline-color="font-color"/>
    </style:style>
    <style:style style:name="T22_91" style:family="text"/>
    <style:style style:name="T22_92" style:family="text">
      <style:text-properties fo:color="#1155cc" style:text-underline-style="solid" style:text-underline-color="font-color"/>
    </style:style>
    <style:style style:name="T22_93" style:family="text"/>
    <style:style style:name="T22_94" style:family="text">
      <style:text-properties fo:color="#1155cc" style:text-underline-style="solid" style:text-underline-color="font-color"/>
    </style:style>
    <style:style style:name="T22_95" style:family="text"/>
    <style:style style:name="T22_96" style:family="text">
      <style:text-properties fo:color="#1155cc" style:text-underline-style="solid" style:text-underline-color="font-color"/>
    </style:style>
    <style:style style:name="T22_97" style:family="text"/>
    <style:style style:name="T22_98" style:family="text">
      <style:text-properties fo:color="#1155cc" style:text-underline-style="solid" style:text-underline-color="font-color"/>
    </style:style>
    <style:style style:name="T22_99" style:family="text"/>
    <style:style style:name="T22_100" style:family="text">
      <style:text-properties fo:color="#1155cc" style:text-underline-style="solid" style:text-underline-color="font-color"/>
    </style:style>
    <style:style style:name="T22_101" style:family="text"/>
    <style:style style:name="T22_102" style:family="text">
      <style:text-properties fo:color="#1155cc" style:text-underline-style="solid" style:text-underline-color="font-color"/>
    </style:style>
    <style:style style:name="T22_103" style:family="text"/>
    <style:style style:name="T22_104" style:family="text">
      <style:text-properties fo:color="#1155cc" style:text-underline-style="solid" style:text-underline-color="font-color"/>
    </style:style>
    <style:style style:name="T22_105" style:family="text"/>
    <style:style style:name="T22_10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text-align="right" fo:break-before="auto" fo:line-height="115%" style:writing-mode="lr-tb"/>
    </style:style>
    <style:style style:name="P24" style:family="paragraph" style:parent-style-name="Standard">
      <style:paragraph-properties fo:text-align="right" fo:break-before="auto" fo:line-height="115%" style:writing-mode="lr-tb"/>
    </style:style>
    <style:style style:name="P25" style:family="paragraph" style:parent-style-name="Standard">
      <style:paragraph-properties fo:text-align="right" fo:break-before="auto" fo:line-height="115%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text-align="right" fo:break-before="auto" fo:line-height="115%" style:writing-mode="lr-tb"/>
    </style:style>
    <style:style style:name="P27" style:family="paragraph" style:parent-style-name="Standard">
      <style:paragraph-properties fo:text-align="right" fo:break-before="auto" fo:line-height="115%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text-align="right" fo:break-before="auto" fo:line-height="115%" style:writing-mode="lr-tb"/>
    </style:style>
    <style:style style:name="P29" style:family="paragraph" style:parent-style-name="Standard">
      <style:paragraph-properties fo:text-align="right" fo:break-before="auto" fo:line-height="115%" style:writing-mode="lr-tb"/>
    </style:style>
    <style:style style:name="P30" style:family="paragraph" style:parent-style-name="Standard">
      <style:paragraph-properties fo:text-align="right"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  <style:style style:name="T30_35" style:family="text"/>
    <style:style style:name="T30_36" style:family="text">
      <style:text-properties fo:color="#1155cc" style:text-underline-style="solid" style:text-underline-color="font-color"/>
    </style:style>
    <style:style style:name="T30_37" style:family="text"/>
    <style:style style:name="T30_38" style:family="text">
      <style:text-properties fo:color="#1155cc" style:text-underline-style="solid" style:text-underline-color="font-color"/>
    </style:style>
    <style:style style:name="T30_39" style:family="text"/>
    <style:style style:name="T30_40" style:family="text">
      <style:text-properties fo:color="#1155cc" style:text-underline-style="solid" style:text-underline-color="font-color"/>
    </style:style>
    <style:style style:name="T30_41" style:family="text"/>
    <style:style style:name="T30_42" style:family="text">
      <style:text-properties fo:color="#1155cc" style:text-underline-style="solid" style:text-underline-color="font-color"/>
    </style:style>
    <style:style style:name="T30_43" style:family="text"/>
    <style:style style:name="T30_44" style:family="text">
      <style:text-properties fo:color="#1155cc" style:text-underline-style="solid" style:text-underline-color="font-color"/>
    </style:style>
    <style:style style:name="T30_45" style:family="text"/>
    <style:style style:name="T30_46" style:family="text">
      <style:text-properties fo:color="#1155cc" style:text-underline-style="solid" style:text-underline-color="font-color"/>
    </style:style>
    <style:style style:name="T30_47" style:family="text"/>
    <style:style style:name="T30_48" style:family="text">
      <style:text-properties fo:color="#1155cc" style:text-underline-style="solid" style:text-underline-color="font-color"/>
    </style:style>
    <style:style style:name="T30_49" style:family="text"/>
    <style:style style:name="T30_50" style:family="text">
      <style:text-properties fo:color="#1155cc" style:text-underline-style="solid" style:text-underline-color="font-color"/>
    </style:style>
    <style:style style:name="T30_51" style:family="text"/>
    <style:style style:name="T30_5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text-align="right" fo:break-before="auto" fo:line-height="115%" style:writing-mode="lr-tb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T32_13" style:family="text"/>
    <style:style style:name="T32_14" style:family="text">
      <style:text-properties fo:color="#1155cc" style:text-underline-style="solid" style:text-underline-color="font-color"/>
    </style:style>
    <style:style style:name="T32_15" style:family="text"/>
    <style:style style:name="T32_16" style:family="text">
      <style:text-properties fo:color="#1155cc" style:text-underline-style="solid" style:text-underline-color="font-color"/>
    </style:style>
    <style:style style:name="T32_17" style:family="text"/>
    <style:style style:name="T32_18" style:family="text">
      <style:text-properties fo:color="#1155cc" style:text-underline-style="solid" style:text-underline-color="font-color"/>
    </style:style>
    <style:style style:name="T32_19" style:family="text"/>
    <style:style style:name="T32_20" style:family="text">
      <style:text-properties fo:color="#1155cc" style:text-underline-style="solid" style:text-underline-color="font-color"/>
    </style:style>
    <style:style style:name="T32_21" style:family="text"/>
    <style:style style:name="T32_2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text-align="right" fo:break-before="auto" fo:line-height="115%" style:writing-mode="lr-tb"/>
    </style:style>
  </office:automatic-styles>
  <office:body>
    <office:text>
      <text:p text:style-name="P1"><text:span text:style-name="T1_1">Na</text:span><text:span text:style-name="T1_2"><text:s/></text:span><text:span text:style-name="T1_3">co</text:span><text:span text:style-name="T1_4"><text:s/></text:span><text:span text:style-name="T1_5">ludzie</text:span><text:span text:style-name="T1_6"><text:s/></text:span><text:span text:style-name="T1_7">najczęściej</text:span><text:span text:style-name="T1_8"><text:s/></text:span><text:span text:style-name="T1_9">zwracają</text:span><text:span text:style-name="T1_10"><text:s/></text:span><text:span text:style-name="T1_11">uwagę</text:span><text:span text:style-name="T1_12"><text:s/></text:span><text:span text:style-name="T1_13">w</text:span><text:span text:style-name="T1_14"><text:s/></text:span><text:span text:style-name="T1_15">pierwszej</text:span><text:span text:style-name="T1_16"><text:s/></text:span><text:span text:style-name="T1_17">kolejności</text:span><text:span text:style-name="T1_18">,<text:s/></text:span><text:span text:style-name="T1_19">sięgając</text:span><text:span text:style-name="T1_20"><text:s/></text:span><text:span text:style-name="T1_21">po</text:span><text:span text:style-name="T1_22"><text:s/></text:span><text:span text:style-name="T1_23">film</text:span><text:span text:style-name="T1_24">,<text:s/></text:span><text:span text:style-name="T1_25">grę</text:span><text:span text:style-name="T1_26">,<text:s/></text:span><text:span text:style-name="T1_27">książkę</text:span><text:span text:style-name="T1_28">,<text:s/></text:span><text:span text:style-name="T1_29">artykuł</text:span><text:span text:style-name="T1_30"><text:s/></text:span><text:span text:style-name="T1_31">w</text:span><text:span text:style-name="T1_32"><text:s/></text:span><text:span text:style-name="T1_33">internecie</text:span><text:span text:style-name="T1_34">?<text:s/></text:span><text:span text:style-name="T1_35"><office:annotation><dc:creator/><text:p text:style-name="P2"><text:span text:style-name="T2_1">Wydaje</text:span><text:span text:style-name="T2_2"><text:s/></text:span><text:span text:style-name="T2_3">mi</text:span><text:span text:style-name="T2_4"><text:s/></text:span><text:span text:style-name="T2_5">sie</text:span><text:span text:style-name="T2_6">,<text:s/></text:span><text:span text:style-name="T2_7">że</text:span><text:span text:style-name="T2_8"><text:s/></text:span><text:span text:style-name="T2_9">to</text:span><text:span text:style-name="T2_10"><text:s/></text:span><text:span text:style-name="T2_11">zdanie</text:span><text:span text:style-name="T2_12"><text:s/></text:span><text:span text:style-name="T2_13">można</text:span><text:span text:style-name="T2_14"><text:s/></text:span><text:span text:style-name="T2_15">spokojnie</text:span><text:span text:style-name="T2_16"><text:s/></text:span><text:span text:style-name="T2_17">wyrzucić</text:span><text:span text:style-name="T2_18">,<text:s/></text:span><text:span text:style-name="T2_19">bo</text:span><text:span text:style-name="T2_20"><text:s/></text:span><text:span text:style-name="T2_21">jest</text:span><text:span text:style-name="T2_22"><text:s/></text:span><text:span text:style-name="T2_23">powtórzone</text:span><text:span text:style-name="T2_24"><text:s/></text:span><text:span text:style-name="T2_25">zaraz</text:span><text:span text:style-name="T2_26"><text:s/></text:span><text:span text:style-name="T2_27">potem</text:span><text:span text:style-name="T2_28"><text:s/></text:span><text:span text:style-name="T2_29">i</text:span><text:span text:style-name="T2_30"><text:s/></text:span><text:span text:style-name="T2_31">wychodzi</text:span><text:span text:style-name="T2_32"><text:s/></text:span><text:span text:style-name="T2_33">trochę</text:span><text:span text:style-name="T2_34"><text:s/></text:span><text:span text:style-name="T2_35">maslo</text:span><text:span text:style-name="T2_36"><text:s/></text:span><text:span text:style-name="T2_37">maślane</text:span><text:span text:style-name="T2_38">.</text:span></text:p></office:annotation></text:span><text:span text:style-name="T2_39">Na</text:span><text:span text:style-name="T2_40"><text:s/></text:span><text:span text:style-name="T2_41">tytuł</text:span><text:span text:style-name="T2_42">,<text:s/></text:span><text:span text:style-name="T2_43">oczywiście</text:span><text:span text:style-name="T2_44">.<text:s/></text:span><text:span text:style-name="T2_45">Rzecz</text:span><text:span text:style-name="T2_46"><text:s/></text:span><text:span text:style-name="T2_47">jasna</text:span><text:span text:style-name="T2_48"><text:s/></text:span><text:span text:style-name="T2_49">logicznym</text:span><text:span text:style-name="T2_50"><text:s/></text:span><text:span text:style-name="T2_51">jest</text:span><text:span text:style-name="T2_52"><text:s/></text:span><text:span text:style-name="T2_53">kierowanie</text:span><text:span text:style-name="T2_54"><text:s/></text:span><text:span text:style-name="T2_55">się</text:span><text:span text:style-name="T2_56"><text:s/></text:span><text:span text:style-name="T2_57">opinią</text:span><text:span text:style-name="T2_58"><text:s/></text:span><text:span text:style-name="T2_59">ludzi</text:span><text:span text:style-name="T2_60">,<text:s/></text:span><text:span text:style-name="T2_61">którzy</text:span><text:span text:style-name="T2_62"><text:s/></text:span><text:span text:style-name="T2_63">mieli</text:span><text:span text:style-name="T2_64"><text:s/></text:span><text:span text:style-name="T2_65">styczność</text:span><text:span text:style-name="T2_66"><text:s/></text:span><text:span text:style-name="T2_67">z</text:span><text:span text:style-name="T2_68"><text:s/></text:span><text:span text:style-name="T2_69">danym</text:span><text:span text:style-name="T2_70"><text:s/></text:span><text:span text:style-name="T2_71">dziełem</text:span><text:span text:style-name="T2_72">.<text:s/></text:span><text:span text:style-name="T2_73">Ale</text:span><text:span text:style-name="T2_74"><text:s/></text:span><text:span text:style-name="T2_75">pierwszym</text:span><text:span text:style-name="T2_76">,<text:s/></text:span><text:span text:style-name="T2_77">co</text:span><text:span text:style-name="T2_78"><text:s/></text:span><text:span text:style-name="T2_79">przykuwa</text:span><text:span text:style-name="T2_80"><text:s/></text:span><text:span text:style-name="T2_81">uwagę</text:span><text:span text:style-name="T2_82">,<text:s/></text:span><text:span text:style-name="T2_83">jest</text:span><text:span text:style-name="T2_84">…<text:s/></text:span><text:span text:style-name="T2_85">TYTUŁ</text:span><text:span text:style-name="T2_86">!<text:s/></text:span><text:span text:style-name="T2_87">Jest</text:span><text:span text:style-name="T2_88"><text:s/></text:span><text:span text:style-name="T2_89">to</text:span><text:span text:style-name="T2_90"><text:s/></text:span><text:span text:style-name="T2_91">dość</text:span><text:span text:style-name="T2_92"><text:s/></text:span><text:span text:style-name="T2_93">oczywista</text:span><text:span text:style-name="T2_94"><text:s/></text:span><text:span text:style-name="T2_95">prawda</text:span><text:span text:style-name="T2_96">,<text:s/></text:span><text:span text:style-name="T2_97">jednak</text:span><text:span text:style-name="T2_98"><text:s/></text:span><text:span text:style-name="T2_99">mało</text:span><text:span text:style-name="T2_100"><text:s/></text:span><text:span text:style-name="T2_101">ludzi</text:span><text:span text:style-name="T2_102"><text:s/></text:span><text:span text:style-name="T2_103">zastanawia</text:span><text:span text:style-name="T2_104"><text:s/></text:span><text:span text:style-name="T2_105">się</text:span><text:span text:style-name="T2_106"><text:s/></text:span><text:span text:style-name="T2_107">nad</text:span><text:span text:style-name="T2_108"><text:s/></text:span><text:span text:style-name="T2_109">nazwą</text:span><text:span text:style-name="T2_110">,<text:s/></text:span><text:span text:style-name="T2_111">kiedy</text:span><text:span text:style-name="T2_112"><text:s/></text:span><text:span text:style-name="T2_113">już</text:span><text:span text:style-name="T2_114"><text:s/></text:span><text:span text:style-name="T2_115">zagłębią</text:span><text:span text:style-name="T2_116"><text:s/></text:span><text:span text:style-name="T2_117">się</text:span><text:span text:style-name="T2_118"><text:s/></text:span><text:span text:style-name="T2_119">w</text:span><text:span text:style-name="T2_120"><text:s/></text:span><text:span text:style-name="T2_121">tematykę</text:span><text:span text:style-name="T2_122">.<text:s/></text:span><text:span text:style-name="T2_123">Nie</text:span><text:span text:style-name="T2_124"><text:s/></text:span><text:span text:style-name="T2_125">mówiąc</text:span><text:span text:style-name="T2_126"><text:s/></text:span><text:span text:style-name="T2_127">już</text:span><text:span text:style-name="T2_128"><text:s/></text:span><text:span text:style-name="T2_129">o</text:span><text:span text:style-name="T2_130"><text:s/></text:span><text:span text:style-name="T2_131">nazewnictwie</text:span><text:span text:style-name="T2_132"><text:s/></text:span><text:span text:style-name="T2_133">rozdziałów</text:span><text:span text:style-name="T2_134">!<text:s/></text:span></text:p>
      <text:p text:style-name="P3"/>
      <text:p text:style-name="P4"><text:span text:style-name="T4_1">No</text:span><text:span text:style-name="T4_2"><text:s/></text:span><text:span text:style-name="T4_3">więc</text:span><text:span text:style-name="T4_4"><text:s/></text:span><text:span text:style-name="T4_5">jak</text:span><text:span text:style-name="T4_6"><text:s/></text:span><text:span text:style-name="T4_7">powinien</text:span><text:span text:style-name="T4_8"><text:s/></text:span><text:span text:style-name="T4_9">wyglądać</text:span><text:span text:style-name="T4_10"><text:s/></text:span><text:span text:style-name="T4_11">tytuł</text:span><text:span text:style-name="T4_12"><text:s/></text:span><text:span text:style-name="T4_13">przyciągający</text:span><text:span text:style-name="T4_14"><text:s/></text:span><text:span text:style-name="T4_15">uwagę</text:span><text:span text:style-name="T4_16">?<text:s/></text:span><text:span text:style-name="T4_17">Nie</text:span><text:span text:style-name="T4_18"><text:s/></text:span><text:span text:style-name="T4_19">mam</text:span><text:span text:style-name="T4_20"><text:s/></text:span><text:span text:style-name="T4_21">zielonego</text:span><text:span text:style-name="T4_22"><text:s/></text:span><text:span text:style-name="T4_23">pojęcia</text:span><text:span text:style-name="T4_24">.<text:s/></text:span><text:span text:style-name="T4_25">Ale</text:span><text:span text:style-name="T4_26"><text:s/></text:span><text:span text:style-name="T4_27">zgaduję</text:span><text:span text:style-name="T4_28">,<text:s/></text:span><text:span text:style-name="T4_29">że</text:span><text:span text:style-name="T4_30"><text:s/></text:span><text:span text:style-name="T4_31">powinna</text:span><text:span text:style-name="T4_32"><text:s/></text:span><text:span text:style-name="T4_33">być</text:span><text:span text:style-name="T4_34"><text:s/></text:span><text:span text:style-name="T4_35">w</text:span><text:span text:style-name="T4_36"><text:s/></text:span><text:span text:style-name="T4_37">tym</text:span><text:span text:style-name="T4_38"><text:s/></text:span><text:span text:style-name="T4_39">pewna</text:span><text:span text:style-name="T4_40"><text:s/></text:span><text:span text:style-name="T4_41">doza</text:span><text:span text:style-name="T4_42">…<text:s/></text:span><text:span text:style-name="T4_43">niedopowiedzenia</text:span><text:span text:style-name="T4_44">.<text:s/></text:span><text:span text:style-name="T4_45">Tajemnicy</text:span><text:span text:style-name="T4_46">!<text:s/></text:span><text:span text:style-name="T4_47">Jakaś</text:span><text:span text:style-name="T4_48"><text:s/></text:span><text:span text:style-name="T4_49">tajemnicza</text:span><text:span text:style-name="T4_50"><text:s/></text:span><text:span text:style-name="T4_51">fraza</text:span><text:span text:style-name="T4_52"><text:s/></text:span><text:span text:style-name="T4_53">bądź</text:span><text:span text:style-name="T4_54"><text:s/></text:span><text:span text:style-name="T4_55">słowo</text:span><text:span text:style-name="T4_56">,<text:s/></text:span><text:span text:style-name="T4_57">które</text:span><text:span text:style-name="T4_58"><text:s/></text:span><text:span text:style-name="T4_59">uderzy</text:span><text:span text:style-name="T4_60"><text:s/></text:span><text:span text:style-name="T4_61">w</text:span><text:span text:style-name="T4_62"><text:s/></text:span><text:span text:style-name="T4_63">oko</text:span><text:span text:style-name="T4_64"><text:s/></text:span><text:span text:style-name="T4_65">jak</text:span><text:span text:style-name="T4_66"><text:s/></text:span><text:span text:style-name="T4_67">pięść</text:span><text:span text:style-name="T4_68"><text:s/></text:span><text:span text:style-name="T4_69">osiedlowego</text:span><text:span text:style-name="T4_70"><text:s/></text:span><text:span text:style-name="T4_71">dresa</text:span><text:span text:style-name="T4_72">.<text:s/></text:span><text:span text:style-name="T4_73">To</text:span><text:span text:style-name="T4_74"><text:s/></text:span><text:span text:style-name="T4_75">pierwsze</text:span><text:span text:style-name="T4_76"><text:s/></text:span><text:span text:style-name="T4_77">i</text:span><text:span text:style-name="T4_78"><text:s/></text:span><text:span text:style-name="T4_79">najważniejsze</text:span><text:span text:style-name="T4_80">.<text:s/></text:span><text:span text:style-name="T4_81">Powinno</text:span><text:span text:style-name="T4_82"><text:s/></text:span><text:span text:style-name="T4_83">się</text:span><text:span text:style-name="T4_84"><text:s/></text:span><text:span text:style-name="T4_85">unikać</text:span><text:span text:style-name="T4_86"><text:s/></text:span><text:span text:style-name="T4_87">czegoś</text:span><text:span text:style-name="T4_88"><text:s/></text:span><text:span text:style-name="T4_89">prostego</text:span><text:span text:style-name="T4_90"><text:s/></text:span><text:span text:style-name="T4_91">i</text:span><text:span text:style-name="T4_92"><text:s/></text:span><text:span text:style-name="T4_93">banalnego</text:span><text:span text:style-name="T4_94"><text:s/>(</text:span><text:span text:style-name="T4_95">choć</text:span><text:span text:style-name="T4_96"><text:s/></text:span><text:span text:style-name="T4_97">z</text:span><text:span text:style-name="T4_98"><text:s/></text:span><text:span text:style-name="T4_99">reguły</text:span><text:span text:style-name="T4_100"><text:s/></text:span><text:span text:style-name="T4_101">jest</text:span><text:span text:style-name="T4_102"><text:s/></text:span><text:span text:style-name="T4_103">tak</text:span><text:span text:style-name="T4_104">,<text:s/></text:span><text:span text:style-name="T4_105">że</text:span><text:span text:style-name="T4_106"><text:s/></text:span><text:span text:style-name="T4_107">te</text:span><text:span text:style-name="T4_108"><text:s/></text:span><text:span text:style-name="T4_109">dobre</text:span><text:span text:style-name="T4_110">,<text:s/></text:span><text:span text:style-name="T4_111">warte</text:span><text:span text:style-name="T4_112"><text:s/></text:span><text:span text:style-name="T4_113">uwagi</text:span><text:span text:style-name="T4_114"><text:s/></text:span><text:span text:style-name="T4_115">książki</text:span><text:span text:style-name="T4_116">,<text:s/></text:span><text:span text:style-name="T4_117">filmy</text:span><text:span text:style-name="T4_118">,<text:s/></text:span><text:span text:style-name="T4_119">gry</text:span><text:span text:style-name="T4_120"><text:s/></text:span><text:span text:style-name="T4_121">etc</text:span><text:span text:style-name="T4_122">.<text:s/></text:span><text:span text:style-name="T4_123">mają</text:span><text:span text:style-name="T4_124"><text:s/></text:span><text:span text:style-name="T4_125">tytuły</text:span><text:span text:style-name="T4_126"><text:s/></text:span><text:span text:style-name="T4_127">odpowiadające</text:span><text:span text:style-name="T4_128"><text:s/></text:span><text:span text:style-name="T4_129">ich</text:span><text:span text:style-name="T4_130"><text:s/></text:span><text:span text:style-name="T4_131">treści</text:span><text:span text:style-name="T4_132">).<text:s/></text:span><text:span text:style-name="T4_133">Np</text:span><text:span text:style-name="T4_134">.<text:s/></text:span><text:span text:style-name="T4_135">sprzedawana</text:span><text:span text:style-name="T4_136"><text:s/></text:span><text:span text:style-name="T4_137">chociażby</text:span><text:span text:style-name="T4_138"><text:s/></text:span><text:span text:style-name="T4_139">w</text:span><text:span text:style-name="T4_140"><text:s/></text:span><text:span text:style-name="T4_141">Empiku</text:span><text:span text:style-name="T4_142"><text:s/></text:span><text:span text:style-name="T4_143">książka</text:span><text:span text:style-name="T4_144"><text:s/></text:span><text:span text:style-name="T4_145">pod</text:span><text:span text:style-name="T4_146"><text:s/></text:span><text:span text:style-name="T4_147">tytułem</text:span><text:span text:style-name="T4_148"><text:s/>“</text:span><text:span text:style-name="T4_149">Gildia</text:span><text:span text:style-name="T4_150"><text:s/></text:span><text:span text:style-name="T4_151">magów</text:span><text:span text:style-name="T4_152">”.<text:s/></text:span><text:span text:style-name="T4_153">Mnie</text:span><text:span text:style-name="T4_154"><text:s/></text:span><text:span text:style-name="T4_155">osobiście</text:span><text:span text:style-name="T4_156"><text:s/></text:span><text:span text:style-name="T4_157">niespecjalnie</text:span><text:span text:style-name="T4_158"><text:s/></text:span><text:span text:style-name="T4_159">zaciekawiła</text:span><text:span text:style-name="T4_160"><text:s/></text:span><text:span text:style-name="T4_161">ta</text:span><text:span text:style-name="T4_162"><text:s/></text:span><text:span text:style-name="T4_163">nazwa</text:span><text:span text:style-name="T4_164">.<text:s/></text:span><text:span text:style-name="T4_165">Dlaczego</text:span><text:span text:style-name="T4_166">?<text:s/></text:span><text:span text:style-name="T4_167">Bo</text:span><text:span text:style-name="T4_168"><text:s/></text:span><text:span text:style-name="T4_169">wiem</text:span><text:span text:style-name="T4_170"><text:s/></text:span><text:span text:style-name="T4_171">już</text:span><text:span text:style-name="T4_172">,<text:s/></text:span><text:span text:style-name="T4_173">czego</text:span><text:span text:style-name="T4_174"><text:s/></text:span><text:span text:style-name="T4_175">mniej</text:span><text:span text:style-name="T4_176"><text:s/></text:span><text:span text:style-name="T4_177">więcej</text:span><text:span text:style-name="T4_178"><text:s/></text:span><text:span text:style-name="T4_179">mogę</text:span><text:span text:style-name="T4_180"><text:s/></text:span><text:span text:style-name="T4_181">się</text:span><text:span text:style-name="T4_182"><text:s/></text:span><text:span text:style-name="T4_183">spodziewać</text:span><text:span text:style-name="T4_184"><text:s/>(</text:span><text:span text:style-name="T4_185">pamiętajmy</text:span><text:span text:style-name="T4_186">,<text:s/></text:span><text:span text:style-name="T4_187">że</text:span><text:span text:style-name="T4_188"><text:s/></text:span><text:span text:style-name="T4_189">nadal</text:span><text:span text:style-name="T4_190"><text:s/></text:span><text:span text:style-name="T4_191">mówimy</text:span><text:span text:style-name="T4_192"><text:s/></text:span><text:span text:style-name="T4_193">o</text:span><text:span text:style-name="T4_194"><text:s/></text:span><text:span text:style-name="T4_195">pierwszym</text:span><text:span text:style-name="T4_196"><text:s/></text:span><text:span text:style-name="T4_197">wrażeniu</text:span><text:span text:style-name="T4_198">).<text:s/></text:span><text:span text:style-name="T4_199">Dlatego</text:span><text:span text:style-name="T4_200"><text:s/></text:span><text:span text:style-name="T4_201">przeglądam</text:span><text:span text:style-name="T4_202"><text:s/></text:span><text:span text:style-name="T4_203">dalej</text:span><text:span text:style-name="T4_204">.<text:s/></text:span><text:span text:style-name="T4_205">Przeglądam</text:span><text:span text:style-name="T4_206">,<text:s/></text:span><text:span text:style-name="T4_207">przeglądam</text:span><text:span text:style-name="T4_208">…<text:s/></text:span><text:span text:style-name="T4_209">I</text:span><text:span text:style-name="T4_210"><text:s/></text:span><text:span text:style-name="T4_211">natrafiam</text:span><text:span text:style-name="T4_212"><text:s/></text:span><text:span text:style-name="T4_213">na</text:span><text:span text:style-name="T4_214"><text:s/></text:span><text:span text:style-name="T4_215">powieść</text:span><text:span text:style-name="T4_216"><text:s/>“</text:span><text:span text:style-name="T4_217">To</text:span><text:span text:style-name="T4_218">”.<text:s/></text:span><text:span text:style-name="T4_219">Chwila</text:span><text:span text:style-name="T4_220"><text:s/></text:span><text:span text:style-name="T4_221">konsternacji</text:span><text:span text:style-name="T4_222">.<text:s/></text:span><text:span text:style-name="T4_223">Nic</text:span><text:span text:style-name="T4_224"><text:s/></text:span><text:span text:style-name="T4_225">mi</text:span><text:span text:style-name="T4_226"><text:s/></text:span><text:span text:style-name="T4_227">to</text:span><text:span text:style-name="T4_228"><text:s/></text:span><text:span text:style-name="T4_229">nie</text:span><text:span text:style-name="T4_230"><text:s/></text:span><text:span text:style-name="T4_231">mówi</text:span><text:span text:style-name="T4_232">.<text:s/></text:span><text:span text:style-name="T4_233">Sięgam</text:span><text:span text:style-name="T4_234"><text:s/></text:span><text:span text:style-name="T4_235">zatem</text:span><text:span text:style-name="T4_236"><text:s/></text:span><text:span text:style-name="T4_237">po</text:span><text:span text:style-name="T4_238"><text:s/></text:span><text:span text:style-name="T4_239">książkę</text:span><text:span text:style-name="T4_240"><text:s/></text:span><text:span text:style-name="T4_241">i</text:span><text:span text:style-name="T4_242"><text:s/></text:span><text:span text:style-name="T4_243">czytam</text:span><text:span text:style-name="T4_244"><text:s/></text:span><text:span text:style-name="T4_245">jej</text:span><text:span text:style-name="T4_246"><text:s/></text:span><text:span text:style-name="T4_247">opis</text:span><text:span text:style-name="T4_248">.<text:s/></text:span><text:span text:style-name="T4_249">I</text:span><text:span text:style-name="T4_250"><text:s/></text:span><text:span text:style-name="T4_251">o</text:span><text:span text:style-name="T4_252"><text:s/>“</text:span><text:span text:style-name="T4_253">To</text:span><text:span text:style-name="T4_254">”<text:s/></text:span><text:span text:style-name="T4_255">właśnie</text:span><text:span text:style-name="T4_256"><text:s/></text:span><text:span text:style-name="T4_257">chodzi</text:span><text:span text:style-name="T4_258">!<text:s/></text:span></text:p>
      <text:p text:style-name="P5"/>
      <text:p text:style-name="P6"><text:span text:style-name="T6_1">Z</text:span><text:span text:style-name="T6_2"><text:s/></text:span><text:span text:style-name="T6_3">fanfikami</text:span><text:span text:style-name="T6_4"><text:s/></text:span><text:span text:style-name="T6_5">u</text:span><text:span text:style-name="T6_6"><text:s/></text:span><text:span text:style-name="T6_7">nas</text:span><text:span text:style-name="T6_8"><text:s/></text:span><text:span text:style-name="T6_9">jest</text:span><text:span text:style-name="T6_10"><text:s/></text:span><text:span text:style-name="T6_11">tak</text:span><text:span text:style-name="T6_12"><text:s/></text:span><text:span text:style-name="T6_13">samo</text:span><text:span text:style-name="T6_14">.<text:s/></text:span><text:span text:style-name="T6_15"><office:annotation><dc:creator/><text:p text:style-name="P7"><text:span text:style-name="T7_1">Nie</text:span><text:span text:style-name="T7_2"><text:s/></text:span><text:span text:style-name="T7_3">kumam</text:span><text:span text:style-name="T7_4">,<text:s/></text:span><text:span text:style-name="T7_5">jak</text:span><text:span text:style-name="T7_6"><text:s/></text:span><text:span text:style-name="T7_7">te</text:span><text:span text:style-name="T7_8"><text:s/></text:span><text:span text:style-name="T7_9">zdania</text:span><text:span text:style-name="T7_10"><text:s/></text:span><text:span text:style-name="T7_11">się</text:span><text:span text:style-name="T7_12"><text:s/></text:span><text:span text:style-name="T7_13">ze</text:span><text:span text:style-name="T7_14"><text:s/></text:span><text:span text:style-name="T7_15">sobą</text:span><text:span text:style-name="T7_16"><text:s/></text:span><text:span text:style-name="T7_17">łączą</text:span><text:span text:style-name="T7_18">.<text:s/></text:span><text:span text:style-name="T7_19">Osobiście</text:span><text:span text:style-name="T7_20"><text:s/></text:span><text:span text:style-name="T7_21">usunąłbym</text:span><text:span text:style-name="T7_22"><text:s/></text:span><text:span text:style-name="T7_23">zdanie</text:span><text:span text:style-name="T7_24"><text:s/>"</text:span><text:span text:style-name="T7_25">Z</text:span><text:span text:style-name="T7_26"><text:s/></text:span><text:span text:style-name="T7_27">tym</text:span><text:span text:style-name="T7_28"><text:s/></text:span><text:span text:style-name="T7_29">że</text:span><text:span text:style-name="T7_30">(...)".</text:span></text:p></office:annotation></text:span><text:span text:style-name="T7_31">Z</text:span><text:span text:style-name="T7_32"><text:s/></text:span><text:span text:style-name="T7_33">tym</text:span><text:span text:style-name="T7_34"><text:s/></text:span><text:span text:style-name="T7_35">że</text:span><text:span text:style-name="T7_36"><text:s/></text:span><text:span text:style-name="T7_37">nie</text:span><text:span text:style-name="T7_38"><text:s/></text:span><text:span text:style-name="T7_39">będę</text:span><text:span text:style-name="T7_40"><text:s/></text:span><text:span text:style-name="T7_41">tu</text:span><text:span text:style-name="T7_42"><text:s/></text:span><text:span text:style-name="T7_43">wymieniał</text:span><text:span text:style-name="T7_44"><text:s/></text:span><text:span text:style-name="T7_45">tytułów</text:span><text:span text:style-name="T7_46">,<text:s/></text:span><text:span text:style-name="T7_47">bo</text:span><text:span text:style-name="T7_48"><text:s/></text:span><text:span text:style-name="T7_49">ktoś</text:span><text:span text:style-name="T7_50"><text:s/></text:span><text:span text:style-name="T7_51">mógłby</text:span><text:span text:style-name="T7_52"><text:s/></text:span><text:span text:style-name="T7_53">poczuć</text:span><text:span text:style-name="T7_54"><text:s/></text:span><text:span text:style-name="T7_55">się</text:span><text:span text:style-name="T7_56"><text:s/></text:span><text:span text:style-name="T7_57">urażony</text:span><text:span text:style-name="T7_58">.<text:s/></text:span><text:span text:style-name="T7_59">W</text:span><text:span text:style-name="T7_60"><text:s/></text:span><text:span text:style-name="T7_61">zasadzie</text:span><text:span text:style-name="T7_62">,<text:s/></text:span><text:span text:style-name="T7_63">to</text:span><text:span text:style-name="T7_64"><text:s/></text:span><text:span text:style-name="T7_65">tytuły</text:span><text:span text:style-name="T7_66"><text:s/></text:span><text:span text:style-name="T7_67">są</text:span><text:span text:style-name="T7_68"><text:s/></text:span><text:span text:style-name="T7_69">ważniejsze</text:span><text:span text:style-name="T7_70">!</text:span><text:span text:style-name="T7_71"><text:s/></text:span><text:span text:style-name="T7_72">Bo</text:span><text:span text:style-name="T7_73"><text:s/></text:span><text:span text:style-name="T7_74">większość</text:span><text:span text:style-name="T7_75"><text:s/></text:span><text:span text:style-name="T7_76">opowiadań</text:span><text:span text:style-name="T7_77"><text:s/></text:span><text:span text:style-name="T7_78">fanowskich</text:span><text:span text:style-name="T7_79"><text:s/></text:span><text:span text:style-name="T7_80">nie</text:span><text:span text:style-name="T7_81"><text:s/></text:span><text:span text:style-name="T7_82">ma</text:span><text:span text:style-name="T7_83"><text:s/></text:span><text:span text:style-name="T7_84">okładek</text:span><text:span text:style-name="T7_85">,<text:s/></text:span><text:span text:style-name="T7_86">a</text:span><text:span text:style-name="T7_87"><text:s/></text:span><text:span text:style-name="T7_88">nawet</text:span><text:span text:style-name="T7_89"><text:s/></text:span><text:span text:style-name="T7_90">jeśli</text:span><text:span text:style-name="T7_91">,<text:s/></text:span><text:span text:style-name="T7_92">to</text:span><text:span text:style-name="T7_93"><text:s/></text:span><text:span text:style-name="T7_94">dopóki</text:span><text:span text:style-name="T7_95"><text:s/></text:span><text:span text:style-name="T7_96">nie</text:span><text:span text:style-name="T7_97"><text:s/></text:span><text:span text:style-name="T7_98">klikniemy</text:span><text:span text:style-name="T7_99"><text:s/></text:span><text:span text:style-name="T7_100">tematu</text:span><text:span text:style-name="T7_101"><text:s/></text:span><text:span text:style-name="T7_102">z</text:span><text:span text:style-name="T7_103"><text:s/></text:span><text:span text:style-name="T7_104">fikiem</text:span><text:span text:style-name="T7_105">,<text:s/></text:span><text:span text:style-name="T7_106">nie</text:span><text:span text:style-name="T7_107"><text:s/></text:span><text:span text:style-name="T7_108">zobaczymy</text:span><text:span text:style-name="T7_109"><text:s/></text:span><text:span text:style-name="T7_110">jej</text:span><text:span text:style-name="T7_111">.<text:s/></text:span><text:span text:style-name="T7_112">Ewentualnie</text:span><text:span text:style-name="T7_113"><text:s/></text:span><text:span text:style-name="T7_114">możemy</text:span><text:span text:style-name="T7_115"><text:s/></text:span><text:span text:style-name="T7_116">się</text:span><text:span text:style-name="T7_117"><text:s/></text:span><text:span text:style-name="T7_118">na</text:span><text:span text:style-name="T7_119"><text:s/></text:span><text:span text:style-name="T7_120">nią</text:span><text:span text:style-name="T7_121"><text:s/></text:span><text:span text:style-name="T7_122">natknąć</text:span><text:span text:style-name="T7_123"><text:s/></text:span><text:span text:style-name="T7_124">na</text:span><text:span text:style-name="T7_125"><text:s/></text:span><text:span text:style-name="T7_126">FGE</text:span><text:span text:style-name="T7_127"><text:s/></text:span><text:span text:style-name="T7_128">bądź</text:span><text:span text:style-name="T7_129"><text:s/></text:span><text:span text:style-name="T7_130">gdzieś</text:span><text:span text:style-name="T7_131">,<text:s/></text:span><text:span text:style-name="T7_132">gdzie</text:span><text:span text:style-name="T7_133"><text:s/></text:span><text:span text:style-name="T7_134">autor</text:span><text:span text:style-name="T7_135"><text:s/></text:span><text:span text:style-name="T7_136">ją</text:span><text:span text:style-name="T7_137"><text:s/></text:span><text:span text:style-name="T7_138">wrzucił</text:span><text:span text:style-name="T7_139">,<text:s/></text:span><text:span text:style-name="T7_140">by</text:span><text:span text:style-name="T7_141"><text:s/></text:span><text:span text:style-name="T7_142">zareklamować</text:span><text:span text:style-name="T7_143"><text:s/></text:span><text:span text:style-name="T7_144">swoje</text:span><text:span text:style-name="T7_145"><text:s/></text:span><text:span text:style-name="T7_146">dzieło</text:span><text:span text:style-name="T7_147">.</text:span></text:p>
      <text:p text:style-name="P8"/>
      <text:p text:style-name="P9"><text:span text:style-name="T9_1">Tytuł</text:span><text:span text:style-name="T9_2"><text:s/></text:span><text:span text:style-name="T9_3">JEST</text:span><text:span text:style-name="T9_4"><text:s/></text:span><text:span text:style-name="T9_5">ważny</text:span><text:span text:style-name="T9_6">!<text:s/></text:span><text:span text:style-name="T9_7">Ale</text:span><text:span text:style-name="T9_8"><text:s/></text:span><text:span text:style-name="T9_9">pomimo</text:span><text:span text:style-name="T9_10"><text:s/></text:span><text:span text:style-name="T9_11">faktu</text:span><text:span text:style-name="T9_12">,<text:s/></text:span><text:span text:style-name="T9_13">że</text:span><text:span text:style-name="T9_14"><text:s/></text:span><text:span text:style-name="T9_15">powinien</text:span><text:span text:style-name="T9_16"><text:s/></text:span><text:span text:style-name="T9_17">być</text:span><text:span text:style-name="T9_18"><text:s/></text:span><text:span text:style-name="T9_19">tajemniczy</text:span><text:span text:style-name="T9_20">,<text:s/></text:span><text:span text:style-name="T9_21">musi</text:span><text:span text:style-name="T9_22"><text:s/></text:span><text:span text:style-name="T9_23">mieć</text:span><text:span text:style-name="T9_24"><text:s/></text:span><text:span text:style-name="T9_25">jakiś</text:span><text:span text:style-name="T9_26"><text:s/></text:span><text:span text:style-name="T9_27">związek</text:span><text:span text:style-name="T9_28"><text:s/></text:span><text:span text:style-name="T9_29">z</text:span><text:span text:style-name="T9_30"><text:s/></text:span><text:span text:style-name="T9_31">treścią</text:span><text:span text:style-name="T9_32"><text:s/></text:span><text:span text:style-name="T9_33">całego</text:span><text:span text:style-name="T9_34"><text:s/></text:span><text:span text:style-name="T9_35">utworu</text:span><text:span text:style-name="T9_36">.<text:s/></text:span><text:span text:style-name="T9_37">Najlepiej</text:span><text:span text:style-name="T9_38"><text:s/></text:span><text:span text:style-name="T9_39">niejednoznaczny</text:span><text:span text:style-name="T9_40">,<text:s/></text:span><text:span text:style-name="T9_41">taki</text:span><text:span text:style-name="T9_42">,<text:s/></text:span><text:span text:style-name="T9_43">który</text:span><text:span text:style-name="T9_44"><text:s/></text:span><text:span text:style-name="T9_45">może</text:span><text:span text:style-name="T9_46"><text:s/></text:span><text:span text:style-name="T9_47">odnosić</text:span><text:span text:style-name="T9_48"><text:s/></text:span><text:span text:style-name="T9_49">się</text:span><text:span text:style-name="T9_50"><text:s/></text:span><text:span text:style-name="T9_51">do</text:span><text:span text:style-name="T9_52"><text:s/></text:span><text:span text:style-name="T9_53">wielu</text:span><text:span text:style-name="T9_54"><text:s/></text:span><text:span text:style-name="T9_55">wątków</text:span><text:span text:style-name="T9_56"><text:s/></text:span><text:span text:style-name="T9_57">książki</text:span><text:span text:style-name="T9_58">,<text:s/></text:span><text:span text:style-name="T9_59">filmu</text:span><text:span text:style-name="T9_60">,<text:s/></text:span><text:span text:style-name="T9_61">gry</text:span><text:span text:style-name="T9_62">,<text:s/></text:span><text:span text:style-name="T9_63">fanfika</text:span><text:span text:style-name="T9_64">…<text:s/></text:span><text:span text:style-name="T9_65">W</text:span><text:span text:style-name="T9_66"><text:s/></text:span><text:span text:style-name="T9_67">przypadku</text:span><text:span text:style-name="T9_68"><text:s/></text:span><text:span text:style-name="T9_69">literatury</text:span><text:span text:style-name="T9_70"><text:s/></text:span><text:span text:style-name="T9_71">fajnie</text:span><text:span text:style-name="T9_72"><text:s/></text:span><text:span text:style-name="T9_73">jest</text:span><text:span text:style-name="T9_74">,<text:s/></text:span><text:span text:style-name="T9_75">gdy</text:span><text:span text:style-name="T9_76"><text:s/></text:span><text:span text:style-name="T9_77">tytuł</text:span><text:span text:style-name="T9_78"><text:s/></text:span><text:span text:style-name="T9_79">pojawia</text:span><text:span text:style-name="T9_80"><text:s/></text:span><text:span text:style-name="T9_81">się</text:span><text:span text:style-name="T9_82"><text:s/></text:span><text:span text:style-name="T9_83">w</text:span><text:span text:style-name="T9_84"><text:s/></text:span><text:span text:style-name="T9_85">samej</text:span><text:span text:style-name="T9_86"><text:s/></text:span><text:span text:style-name="T9_87">opowieści</text:span><text:span text:style-name="T9_88">.<text:s/></text:span><text:span text:style-name="T9_89">A</text:span><text:span text:style-name="T9_90"><text:s/></text:span><text:span text:style-name="T9_91">najwspanialszym</text:span><text:span text:style-name="T9_92"><text:s/></text:span><text:span text:style-name="T9_93">uczuciem</text:span><text:span text:style-name="T9_94"><text:s/></text:span><text:span text:style-name="T9_95">jest</text:span><text:span text:style-name="T9_96">,<text:s/></text:span><text:span text:style-name="T9_97">kiedy</text:span><text:span text:style-name="T9_98"><text:s/></text:span><text:span text:style-name="T9_99">poznawszy</text:span><text:span text:style-name="T9_100"><text:s/></text:span><text:span text:style-name="T9_101">część</text:span><text:span text:style-name="T9_102"><text:s/></text:span><text:span text:style-name="T9_103">fabuły</text:span><text:span text:style-name="T9_104">,<text:s/></text:span><text:span text:style-name="T9_105">zaczynamy</text:span><text:span text:style-name="T9_106"><text:s/></text:span><text:span text:style-name="T9_107">rozumieć</text:span><text:span text:style-name="T9_108"><text:s/></text:span><text:span text:style-name="T9_109">tajemniczą</text:span><text:span text:style-name="T9_110"><text:s/></text:span><text:span text:style-name="T9_111">z</text:span><text:span text:style-name="T9_112"><text:s/></text:span><text:span text:style-name="T9_113">początku</text:span><text:span text:style-name="T9_114"><text:s/></text:span><text:span text:style-name="T9_115">nazwę</text:span><text:span text:style-name="T9_116">.</text:span></text:p>
      <text:p text:style-name="P10"/>
      <text:p text:style-name="P11"><text:span text:style-name="T11_1">Tak</text:span><text:span text:style-name="T11_2"><text:s/></text:span><text:span text:style-name="T11_3">więc</text:span><text:span text:style-name="T11_4"><text:s/></text:span><text:span text:style-name="T11_5">poza</text:span><text:span text:style-name="T11_6"><text:s/></text:span><text:span text:style-name="T11_7">przyciągnięciem</text:span><text:span text:style-name="T11_8"><text:s/></text:span><text:span text:style-name="T11_9">potencjalnego</text:span><text:span text:style-name="T11_10"><text:s/></text:span><text:span text:style-name="T11_11">odbiorcy</text:span><text:span text:style-name="T11_12">,<text:s/></text:span><text:span text:style-name="T11_13">tytuł</text:span><text:span text:style-name="T11_14"><text:s/></text:span><text:span text:style-name="T11_15">może</text:span><text:span text:style-name="T11_16"><text:s/></text:span><text:span text:style-name="T11_17">również</text:span><text:span text:style-name="T11_18"><text:s/></text:span><text:span text:style-name="T11_19">dostarczyć</text:span><text:span text:style-name="T11_20"><text:s/></text:span><text:span text:style-name="T11_21">nieco</text:span><text:span text:style-name="T11_22"><text:s/></text:span><text:span text:style-name="T11_23">satysfakcji</text:span><text:span text:style-name="T11_24"><text:s/></text:span><text:span text:style-name="T11_25">z</text:span><text:span text:style-name="T11_26"><text:s/></text:span><text:span text:style-name="T11_27">poznawania</text:span><text:span text:style-name="T11_28"><text:s/></text:span><text:span text:style-name="T11_29">dzieła</text:span><text:span text:style-name="T11_30">.<text:s/></text:span><text:span text:style-name="T11_31">Ale</text:span><text:span text:style-name="T11_32"><text:s/></text:span><text:span text:style-name="T11_33">jest</text:span><text:span text:style-name="T11_34"><text:s/></text:span><text:span text:style-name="T11_35">jeszcze</text:span><text:span text:style-name="T11_36"><text:s/></text:span><text:span text:style-name="T11_37">coś</text:span><text:span text:style-name="T11_38">,<text:s/></text:span><text:span text:style-name="T11_39">na</text:span><text:span text:style-name="T11_40"><text:s/></text:span><text:span text:style-name="T11_41">co</text:span><text:span text:style-name="T11_42"><text:s/></text:span><text:span text:style-name="T11_43">ludzie</text:span><text:span text:style-name="T11_44"><text:s/></text:span><text:span text:style-name="T11_45">nieczęsto</text:span><text:span text:style-name="T11_46"><text:s/></text:span><text:span text:style-name="T11_47">zwracają</text:span><text:span text:style-name="T11_48"><text:s/></text:span><text:span text:style-name="T11_49">uwagę</text:span><text:span text:style-name="T11_50">…<text:s/></text:span><text:span text:style-name="T11_51">Pojawia</text:span><text:span text:style-name="T11_52"><text:s/></text:span><text:span text:style-name="T11_53">się</text:span><text:span text:style-name="T11_54"><text:s/></text:span><text:span text:style-name="T11_55">głównie</text:span><text:span text:style-name="T11_56"><text:s/></text:span><text:span text:style-name="T11_57">w</text:span><text:span text:style-name="T11_58"><text:s/></text:span><text:span text:style-name="T11_59">literaturze</text:span><text:span text:style-name="T11_60">,<text:s/></text:span><text:span text:style-name="T11_61">ale</text:span><text:span text:style-name="T11_62"><text:s/></text:span><text:span text:style-name="T11_63">nie</text:span><text:span text:style-name="T11_64"><text:s/></text:span><text:span text:style-name="T11_65">zawsze</text:span><text:span text:style-name="T11_66">…<text:s/></text:span><text:span text:style-name="T11_67">Kiedy</text:span><text:span text:style-name="T11_68"><text:s/></text:span><text:span text:style-name="T11_69">czytamy</text:span><text:span text:style-name="T11_70"><text:s/></text:span><text:span text:style-name="T11_71">książkę</text:span><text:span text:style-name="T11_72">,<text:s/></text:span><text:span text:style-name="T11_73">niespecjalnie</text:span><text:span text:style-name="T11_74"><text:s/></text:span><text:span text:style-name="T11_75">o</text:span><text:span text:style-name="T11_76"><text:s/></text:span><text:span text:style-name="T11_77">tym</text:span><text:span text:style-name="T11_78"><text:s/></text:span><text:span text:style-name="T11_79">myślimy</text:span><text:span text:style-name="T11_80">,<text:s/></text:span><text:span text:style-name="T11_81">wolimy</text:span><text:span text:style-name="T11_82"><text:s/></text:span><text:span text:style-name="T11_83">śledzić</text:span><text:span text:style-name="T11_84"><text:s/></text:span><text:span text:style-name="T11_85">akcję</text:span><text:span text:style-name="T11_86">,<text:s/></text:span><text:span text:style-name="T11_87">wyczekując</text:span><text:span text:style-name="T11_88"><text:s/></text:span><text:span text:style-name="T11_89">nieoczekiwanych</text:span><text:span text:style-name="T11_90"><text:s/></text:span><text:span text:style-name="T11_91">zwrotów</text:span><text:span text:style-name="T11_92"><text:s/></text:span><text:span text:style-name="T11_93">fabularnych</text:span><text:span text:style-name="T11_94">.<text:s/></text:span><text:span text:style-name="T11_95">O</text:span><text:span text:style-name="T11_96"><text:s/></text:span><text:span text:style-name="T11_97">czym</text:span><text:span text:style-name="T11_98"><text:s/></text:span><text:span text:style-name="T11_99">mówię</text:span><text:span text:style-name="T11_100">?<text:s/></text:span><text:span text:style-name="T11_101">O</text:span><text:span text:style-name="T11_102"><text:s/></text:span><text:span text:style-name="T11_103">rozdziałach</text:span><text:span text:style-name="T11_104">.<text:s/></text:span><text:span text:style-name="T11_105">A</text:span><text:span text:style-name="T11_106"><text:s/></text:span><text:span text:style-name="T11_107">raczej</text:span><text:span text:style-name="T11_108"><text:s/></text:span><text:span text:style-name="T11_109">o</text:span><text:span text:style-name="T11_110"><text:s/></text:span><text:span text:style-name="T11_111">ich</text:span><text:span text:style-name="T11_112">…<text:s/></text:span><text:span text:style-name="T11_113">tytułach</text:span><text:span text:style-name="T11_114">.<text:s/></text:span><text:span text:style-name="T11_115">To</text:span><text:span text:style-name="T11_116"><text:s/></text:span><text:span text:style-name="T11_117">już</text:span><text:span text:style-name="T11_118"><text:s/></text:span><text:span text:style-name="T11_119">nie</text:span><text:span text:style-name="T11_120"><text:s/></text:span><text:span text:style-name="T11_121">ma</text:span><text:span text:style-name="T11_122"><text:s/></text:span><text:span text:style-name="T11_123">związku</text:span><text:span text:style-name="T11_124"><text:s/></text:span><text:span text:style-name="T11_125">z</text:span><text:span text:style-name="T11_126"><text:s/></text:span><text:span text:style-name="T11_127">przyciąganiem</text:span><text:span text:style-name="T11_128"><text:s/></text:span><text:span text:style-name="T11_129">czytelnika</text:span><text:span text:style-name="T11_130">.<text:s/></text:span><text:span text:style-name="T11_131">Traktuję</text:span><text:span text:style-name="T11_132"><text:s/></text:span><text:span text:style-name="T11_133">to</text:span><text:span text:style-name="T11_134"><text:s/></text:span><text:span text:style-name="T11_135">bardziej</text:span><text:span text:style-name="T11_136"><text:s/></text:span><text:span text:style-name="T11_137">jako</text:span><text:span text:style-name="T11_138">…<text:s/></text:span><text:span text:style-name="T11_139">element</text:span><text:span text:style-name="T11_140"><text:s/></text:span><text:span text:style-name="T11_141">estetyki</text:span><text:span text:style-name="T11_142">,<text:s/></text:span><text:span text:style-name="T11_143">coś</text:span><text:span text:style-name="T11_144">,<text:s/></text:span><text:span text:style-name="T11_145">czego</text:span><text:span text:style-name="T11_146"><text:s/></text:span><text:span text:style-name="T11_147">obecność</text:span><text:span text:style-name="T11_148"><text:s/></text:span><text:span text:style-name="T11_149">podnosi</text:span><text:span text:style-name="T11_150"><text:s/></text:span><text:span text:style-name="T11_151">w</text:span><text:span text:style-name="T11_152"><text:s/></text:span><text:span text:style-name="T11_153">moich</text:span><text:span text:style-name="T11_154"><text:s/></text:span><text:span text:style-name="T11_155">oczach</text:span><text:span text:style-name="T11_156"><text:s/></text:span><text:span text:style-name="T11_157">jakość</text:span><text:span text:style-name="T11_158"><text:s/></text:span><text:span text:style-name="T11_159">opowiadania</text:span><text:span text:style-name="T11_160">.</text:span></text:p>
      <text:p text:style-name="P12"/>
      <text:p text:style-name="P13"><text:span text:style-name="T13_1">Rozdziały</text:span><text:span text:style-name="T13_2"><text:s/></text:span><text:span text:style-name="T13_3">nie</text:span><text:span text:style-name="T13_4"><text:s/></text:span><text:span text:style-name="T13_5">są</text:span><text:span text:style-name="T13_6"><text:s/></text:span><text:span text:style-name="T13_7">tytułowane</text:span><text:span text:style-name="T13_8"><text:s/></text:span><text:span text:style-name="T13_9">w</text:span><text:span text:style-name="T13_10"><text:s/></text:span><text:span text:style-name="T13_11">każdej</text:span><text:span text:style-name="T13_12"><text:s/></text:span><text:span text:style-name="T13_13">książce</text:span><text:span text:style-name="T13_14"><text:s/></text:span><text:span text:style-name="T13_15">i</text:span><text:span text:style-name="T13_16"><text:s/></text:span><text:span text:style-name="T13_17">fanfiku</text:span><text:span text:style-name="T13_18">,<text:s/></text:span><text:span text:style-name="T13_19">a</text:span><text:span text:style-name="T13_20"><text:s/></text:span><text:span text:style-name="T13_21">jak</text:span><text:span text:style-name="T13_22"><text:s/></text:span><text:span text:style-name="T13_23">już</text:span><text:span text:style-name="T13_24"><text:s/></text:span><text:span text:style-name="T13_25">są</text:span><text:span text:style-name="T13_26">,<text:s/></text:span><text:span text:style-name="T13_27">to</text:span><text:span text:style-name="T13_28"><text:s/></text:span><text:span text:style-name="T13_29">często</text:span><text:span text:style-name="T13_30"><text:s/></text:span><text:span text:style-name="T13_31">nikt</text:span><text:span text:style-name="T13_32"><text:s/></text:span><text:span text:style-name="T13_33">nie</text:span><text:span text:style-name="T13_34"><text:s/></text:span><text:span text:style-name="T13_35">poświęca</text:span><text:span text:style-name="T13_36"><text:s/></text:span><text:span text:style-name="T13_37">im</text:span><text:span text:style-name="T13_38"><text:s/></text:span><text:span text:style-name="T13_39">większej</text:span><text:span text:style-name="T13_40"><text:s/></text:span><text:span text:style-name="T13_41">uwagi</text:span><text:span text:style-name="T13_42">.<text:s/></text:span><text:span text:style-name="T13_43">I</text:span><text:span text:style-name="T13_44"><text:s/></text:span><text:span text:style-name="T13_45">raczej</text:span><text:span text:style-name="T13_46"><text:s/></text:span><text:span text:style-name="T13_47">nie</text:span><text:span text:style-name="T13_48"><text:s/></text:span><text:span text:style-name="T13_49">przeszkadza</text:span><text:span text:style-name="T13_50"><text:s/></text:span><text:span text:style-name="T13_51">to</text:span><text:span text:style-name="T13_52"><text:s/></text:span><text:span text:style-name="T13_53">wielu</text:span><text:span text:style-name="T13_54"><text:s/></text:span><text:span text:style-name="T13_55">osobom</text:span><text:span text:style-name="T13_56">.<text:s/></text:span><text:span text:style-name="T13_57">Niektórzy</text:span><text:span text:style-name="T13_58"><text:s/></text:span><text:span text:style-name="T13_59">autorzy</text:span><text:span text:style-name="T13_60"><text:s/></text:span><text:span text:style-name="T13_61">po</text:span><text:span text:style-name="T13_62"><text:s/></text:span><text:span text:style-name="T13_63">prostu</text:span><text:span text:style-name="T13_64"><text:s/></text:span><text:span text:style-name="T13_65">numerują</text:span><text:span text:style-name="T13_66"><text:s/></text:span><text:span text:style-name="T13_67">rozdziały</text:span><text:span text:style-name="T13_68"><text:s/></text:span><text:span text:style-name="T13_69">i</text:span><text:span text:style-name="T13_70"><text:s/></text:span><text:span text:style-name="T13_71">nie</text:span><text:span text:style-name="T13_72"><text:s/></text:span><text:span text:style-name="T13_73">można</text:span><text:span text:style-name="T13_74"><text:s/></text:span><text:span text:style-name="T13_75">ich</text:span><text:span text:style-name="T13_76"><text:s/></text:span><text:span text:style-name="T13_77">za</text:span><text:span text:style-name="T13_78"><text:s/></text:span><text:span text:style-name="T13_79">to</text:span><text:span text:style-name="T13_80"><text:s/></text:span><text:span text:style-name="T13_81">winić</text:span><text:span text:style-name="T13_82">.<text:s/></text:span><text:span text:style-name="T13_83">Ale</text:span><text:span text:style-name="T13_84"><text:s/></text:span><text:span text:style-name="T13_85">ja</text:span><text:span text:style-name="T13_86"><text:s/></text:span><text:span text:style-name="T13_87">to</text:span><text:span text:style-name="T13_88"><text:s/></text:span><text:span text:style-name="T13_89">widzę</text:span><text:span text:style-name="T13_90"><text:s/></text:span><text:span text:style-name="T13_91">trochę</text:span><text:span text:style-name="T13_92"><text:s/></text:span><text:span text:style-name="T13_93">inaczej</text:span><text:span text:style-name="T13_94">.<text:s/></text:span><text:span text:style-name="T13_95">Ja</text:span><text:span text:style-name="T13_96"><text:s/></text:span><text:span text:style-name="T13_97">widzę</text:span><text:span text:style-name="T13_98"><text:s/></text:span><text:span text:style-name="T13_99">tu</text:span><text:span text:style-name="T13_100"><text:s/></text:span><text:span text:style-name="T13_101">szansę</text:span><text:span text:style-name="T13_102"><text:s/></text:span><text:span text:style-name="T13_103">na</text:span><text:span text:style-name="T13_104">…<text:s/></text:span><text:span text:style-name="T13_105">dodanie</text:span><text:span text:style-name="T13_106"><text:s/></text:span><text:span text:style-name="T13_107">smaku</text:span><text:span text:style-name="T13_108"><text:s/></text:span><text:span text:style-name="T13_109">i</text:span><text:span text:style-name="T13_110"><text:s/>“</text:span><text:span text:style-name="T13_111">klimatu</text:span><text:span text:style-name="T13_112">”.<text:s/></text:span><text:span text:style-name="T13_113">Taka</text:span><text:span text:style-name="T13_114"><text:s/></text:span><text:span text:style-name="T13_115">sytuacja</text:span><text:span text:style-name="T13_116">:<text:s/></text:span><text:span text:style-name="T13_117">w</text:span><text:span text:style-name="T13_118"><text:s/></text:span><text:span text:style-name="T13_119">fabule</text:span><text:span text:style-name="T13_120"><text:s/></text:span><text:span text:style-name="T13_121">powieści</text:span><text:span text:style-name="T13_122"><text:s/></text:span><text:span text:style-name="T13_123">mowa</text:span><text:span text:style-name="T13_124"><text:s/></text:span><text:span text:style-name="T13_125">jest</text:span><text:span text:style-name="T13_126"><text:s/></text:span><text:span text:style-name="T13_127">czasem</text:span><text:span text:style-name="T13_128"><text:s/></text:span><text:span text:style-name="T13_129">o</text:span><text:span text:style-name="T13_130"><text:s/></text:span><text:span text:style-name="T13_131">jakimś</text:span><text:span text:style-name="T13_132"><text:s/></text:span><text:span text:style-name="T13_133">miejscu</text:span><text:span text:style-name="T13_134"><text:s/></text:span><text:span text:style-name="T13_135">bądź</text:span><text:span text:style-name="T13_136"><text:s/></text:span><text:span text:style-name="T13_137">figurze</text:span><text:span text:style-name="T13_138"><text:s/></text:span><text:span text:style-name="T13_139">owianej</text:span><text:span text:style-name="T13_140"><text:s/></text:span><text:span text:style-name="T13_141">złą</text:span><text:span text:style-name="T13_142"><text:s/></text:span><text:span text:style-name="T13_143">sławą</text:span><text:span text:style-name="T13_144">.<text:s/></text:span><text:span text:style-name="T13_145">Znajduje</text:span><text:span text:style-name="T13_146"><text:s/></text:span><text:span text:style-name="T13_147">się</text:span><text:span text:style-name="T13_148"><text:s/></text:span><text:span text:style-name="T13_149">ona</text:span><text:span text:style-name="T13_150"><text:s/></text:span><text:span text:style-name="T13_151">gdzieś</text:span><text:span text:style-name="T13_152"><text:s/></text:span><text:span text:style-name="T13_153">na</text:span><text:span text:style-name="T13_154"><text:s/></text:span><text:span text:style-name="T13_155">uboczu</text:span><text:span text:style-name="T13_156">,<text:s/></text:span><text:span text:style-name="T13_157">a</text:span><text:span text:style-name="T13_158"><text:s/></text:span><text:span text:style-name="T13_159">my</text:span><text:span text:style-name="T13_160"><text:s/>–<text:s/></text:span><text:span text:style-name="T13_161">czytelnicy</text:span><text:span text:style-name="T13_162"><text:s/>–<text:s/></text:span><text:span text:style-name="T13_163">dostajemy</text:span><text:span text:style-name="T13_164"><text:s/></text:span><text:span text:style-name="T13_165">szczątkowe</text:span><text:span text:style-name="T13_166">,<text:s/></text:span><text:span text:style-name="T13_167">jednak</text:span><text:span text:style-name="T13_168"><text:s/></text:span><text:span text:style-name="T13_169">niepokojące</text:span><text:span text:style-name="T13_170"><text:s/></text:span><text:span text:style-name="T13_171">informacje</text:span><text:span text:style-name="T13_172"><text:s/></text:span><text:span text:style-name="T13_173">na</text:span><text:span text:style-name="T13_174"><text:s/></text:span><text:span text:style-name="T13_175">jej</text:span><text:span text:style-name="T13_176"><text:s/></text:span><text:span text:style-name="T13_177">temat</text:span><text:span text:style-name="T13_178">.<text:s/></text:span><text:span text:style-name="T13_179">I</text:span><text:span text:style-name="T13_180"><text:s/></text:span><text:span text:style-name="T13_181">w</text:span><text:span text:style-name="T13_182"><text:s/></text:span><text:span text:style-name="T13_183">końcu</text:span><text:span text:style-name="T13_184">,<text:s/></text:span><text:span text:style-name="T13_185">pod</text:span><text:span text:style-name="T13_186"><text:s/></text:span><text:span text:style-name="T13_187">koniec</text:span><text:span text:style-name="T13_188"><text:s/></text:span><text:span text:style-name="T13_189">lektury</text:span><text:span text:style-name="T13_190">,<text:s/></text:span><text:span text:style-name="T13_191">pojawia</text:span><text:span text:style-name="T13_192"><text:s/></text:span><text:span text:style-name="T13_193">się</text:span><text:span text:style-name="T13_194"><text:s/></text:span><text:span text:style-name="T13_195">rozdział</text:span><text:span text:style-name="T13_196"><text:s/></text:span><text:span text:style-name="T13_197">poświęcony</text:span><text:span text:style-name="T13_198"><text:s/></text:span><text:span text:style-name="T13_199">tej</text:span><text:span text:style-name="T13_200"><text:s/></text:span><text:span text:style-name="T13_201">postaci</text:span><text:span text:style-name="T13_202"><text:s/></text:span><text:span text:style-name="T13_203">bądź</text:span><text:span text:style-name="T13_204"><text:s/></text:span><text:span text:style-name="T13_205">temu</text:span><text:span text:style-name="T13_206"><text:s/></text:span><text:span text:style-name="T13_207">miejscu</text:span><text:span text:style-name="T13_208">.<text:s/></text:span><text:span text:style-name="T13_209">Czy</text:span><text:span text:style-name="T13_210"><text:s/></text:span><text:span text:style-name="T13_211">kogoś</text:span><text:span text:style-name="T13_212">,<text:s/></text:span><text:span text:style-name="T13_213">kto</text:span><text:span text:style-name="T13_214"><text:s/></text:span><text:span text:style-name="T13_215">wie</text:span><text:span text:style-name="T13_216">,<text:s/></text:span><text:span text:style-name="T13_217">czego</text:span><text:span text:style-name="T13_218"><text:s/></text:span><text:span text:style-name="T13_219">można</text:span><text:span text:style-name="T13_220">…<text:s/></text:span><text:span text:style-name="T13_221">A</text:span><text:span text:style-name="T13_222"><text:s/></text:span><text:span text:style-name="T13_223">raczej</text:span><text:span text:style-name="T13_224">…<text:s/></text:span><text:span text:style-name="T13_225">Czy</text:span><text:span text:style-name="T13_226"><text:s/></text:span><text:span text:style-name="T13_227">kogoś</text:span><text:span text:style-name="T13_228">,<text:s/></text:span><text:span text:style-name="T13_229">kto</text:span><text:span text:style-name="T13_230"><text:s/></text:span><text:span text:style-name="T13_231">MYŚLI</text:span><text:span text:style-name="T13_232">,<text:s/></text:span><text:span text:style-name="T13_233">że</text:span><text:span text:style-name="T13_234"><text:s/></text:span><text:span text:style-name="T13_235">wie</text:span><text:span text:style-name="T13_236">,<text:s/></text:span><text:span text:style-name="T13_237">czego</text:span><text:span text:style-name="T13_238"><text:s/></text:span><text:span text:style-name="T13_239">można</text:span><text:span text:style-name="T13_240"><text:s/></text:span><text:span text:style-name="T13_241">się</text:span><text:span text:style-name="T13_242"><text:s/></text:span><text:span text:style-name="T13_243">spodziewać</text:span><text:span text:style-name="T13_244">,<text:s/></text:span><text:span text:style-name="T13_245">nie</text:span><text:span text:style-name="T13_246"><text:s/></text:span><text:span text:style-name="T13_247">przeleci</text:span><text:span text:style-name="T13_248"><text:s/></text:span><text:span text:style-name="T13_249">dreszcz</text:span><text:span text:style-name="T13_250">?<text:s/></text:span><text:span text:style-name="T13_251">Na</text:span><text:span text:style-name="T13_252"><text:s/></text:span><text:span text:style-name="T13_253">tej</text:span><text:span text:style-name="T13_254"><text:s/></text:span><text:span text:style-name="T13_255">samej</text:span><text:span text:style-name="T13_256"><text:s/></text:span><text:span text:style-name="T13_257">zasadzie</text:span><text:span text:style-name="T13_258"><text:s/></text:span><text:span text:style-name="T13_259">można</text:span><text:span text:style-name="T13_260"><text:s/></text:span><text:span text:style-name="T13_261">nawiązać</text:span><text:span text:style-name="T13_262"><text:s/></text:span><text:span text:style-name="T13_263">do</text:span><text:span text:style-name="T13_264"><text:s/></text:span><text:span text:style-name="T13_265">obiektu</text:span><text:span text:style-name="T13_266"><text:s/></text:span><text:span text:style-name="T13_267">poszukiwań</text:span><text:span text:style-name="T13_268"><text:s/></text:span><text:span text:style-name="T13_269">głównego</text:span><text:span text:style-name="T13_270"><text:s/></text:span><text:span text:style-name="T13_271">bohatera</text:span><text:span text:style-name="T13_272">,<text:s/></text:span><text:span text:style-name="T13_273">jego</text:span><text:span text:style-name="T13_274"><text:s/></text:span><text:span text:style-name="T13_275">rozterek</text:span><text:span text:style-name="T13_276">,<text:s/></text:span><text:span text:style-name="T13_277">marzeń</text:span><text:span text:style-name="T13_278"><text:s/></text:span><text:span text:style-name="T13_279">i</text:span><text:span text:style-name="T13_280"><text:s/></text:span><text:span text:style-name="T13_281">strachów</text:span><text:span text:style-name="T13_282">.<text:s/></text:span><text:span text:style-name="T13_283">Ba</text:span><text:span text:style-name="T13_284">,<text:s/></text:span><text:span text:style-name="T13_285">rozdział</text:span><text:span text:style-name="T13_286"><text:s/></text:span><text:span text:style-name="T13_287">zatytułowany</text:span><text:span text:style-name="T13_288"><text:s/></text:span><text:span text:style-name="T13_289">tak</text:span><text:span text:style-name="T13_290"><text:s/></text:span><text:span text:style-name="T13_291">samo</text:span><text:span text:style-name="T13_292"><text:s/></text:span><text:span text:style-name="T13_293">jak</text:span><text:span text:style-name="T13_294"><text:s/></text:span><text:span text:style-name="T13_295">opowiadanie</text:span><text:span text:style-name="T13_296">,<text:s/></text:span><text:span text:style-name="T13_297">które</text:span><text:span text:style-name="T13_298"><text:s/></text:span><text:span text:style-name="T13_299">czytamy</text:span><text:span text:style-name="T13_300"><text:s/></text:span><text:span text:style-name="T13_301">niesie</text:span><text:span text:style-name="T13_302"><text:s/></text:span><text:span text:style-name="T13_303">wielką</text:span><text:span text:style-name="T13_304"><text:s/></text:span><text:span text:style-name="T13_305">moc</text:span><text:span text:style-name="T13_306">,<text:s/></text:span><text:span text:style-name="T13_307">bo</text:span><text:span text:style-name="T13_308"><text:s/></text:span><text:span text:style-name="T13_309">wiemy</text:span><text:span text:style-name="T13_310">,<text:s/></text:span><text:span text:style-name="T13_311">że</text:span><text:span text:style-name="T13_312"><text:s/></text:span><text:span text:style-name="T13_313">zbliżamy</text:span><text:span text:style-name="T13_314"><text:s/></text:span><text:span text:style-name="T13_315">się</text:span><text:span text:style-name="T13_316"><text:s/></text:span><text:span text:style-name="T13_317">do</text:span><text:span text:style-name="T13_318"><text:s/></text:span><text:span text:style-name="T13_319">sedna</text:span><text:span text:style-name="T13_320">,<text:s/></text:span><text:span text:style-name="T13_321">że</text:span><text:span text:style-name="T13_322"><text:s/></text:span><text:span text:style-name="T13_323">konkluzja</text:span><text:span text:style-name="T13_324"><text:s/></text:span><text:span text:style-name="T13_325">jest</text:span><text:span text:style-name="T13_326"><text:s/></text:span><text:span text:style-name="T13_327">coraz</text:span><text:span text:style-name="T13_328"><text:s/></text:span><text:span text:style-name="T13_329">bliżej</text:span><text:span text:style-name="T13_330">.<text:s/></text:span><text:span text:style-name="T13_331">Ktoś</text:span><text:span text:style-name="T13_332"><text:s/></text:span><text:span text:style-name="T13_333">może</text:span><text:span text:style-name="T13_334"><text:s/></text:span><text:span text:style-name="T13_335">uznać</text:span><text:span text:style-name="T13_336"><text:s/></text:span><text:span text:style-name="T13_337">to</text:span><text:span text:style-name="T13_338"><text:s/></text:span><text:span text:style-name="T13_339">za</text:span><text:span text:style-name="T13_340"><text:s/></text:span><text:span text:style-name="T13_341">psucie</text:span><text:span text:style-name="T13_342"><text:s/></text:span><text:span text:style-name="T13_343">zabawy</text:span><text:span text:style-name="T13_344">,<text:s/></text:span><text:span text:style-name="T13_345">nawet</text:span><text:span text:style-name="T13_346"><text:s/></text:span><text:span text:style-name="T13_347">za</text:span><text:span text:style-name="T13_348"><text:s/></text:span><text:span text:style-name="T13_349">spoilerowanie</text:span><text:span text:style-name="T13_350">.<text:s/></text:span><text:span text:style-name="T13_351">Na</text:span><text:span text:style-name="T13_352"><text:s/></text:span><text:span text:style-name="T13_353">pewno</text:span><text:span text:style-name="T13_354">?<text:s/></text:span><text:span text:style-name="T13_355">Przecież</text:span><text:span text:style-name="T13_356"><text:s/></text:span><text:span text:style-name="T13_357">i</text:span><text:span text:style-name="T13_358"><text:s/></text:span><text:span text:style-name="T13_359">tak</text:span><text:span text:style-name="T13_360"><text:s/></text:span><text:span text:style-name="T13_361">wiemy</text:span><text:span text:style-name="T13_362">,<text:s/></text:span><text:span text:style-name="T13_363">że</text:span><text:span text:style-name="T13_364"><text:s/></text:span><text:span text:style-name="T13_365">do</text:span><text:span text:style-name="T13_366"><text:s/></text:span><text:span text:style-name="T13_367">pewnych</text:span><text:span text:style-name="T13_368"><text:s/></text:span><text:span text:style-name="T13_369">rzeczy</text:span><text:span text:style-name="T13_370"><text:s/></text:span><text:span text:style-name="T13_371">prędzej</text:span><text:span text:style-name="T13_372"><text:s/></text:span><text:span text:style-name="T13_373">czy</text:span><text:span text:style-name="T13_374"><text:s/></text:span><text:span text:style-name="T13_375">później</text:span><text:span text:style-name="T13_376"><text:s/></text:span><text:span text:style-name="T13_377">dojdzie</text:span><text:span text:style-name="T13_378">.</text:span></text:p>
      <text:p text:style-name="P14"/>
      <text:p text:style-name="P15"><text:span text:style-name="T15_1">Jest</text:span><text:span text:style-name="T15_2"><text:s/></text:span><text:span text:style-name="T15_3">jeszcze</text:span><text:span text:style-name="T15_4"><text:s/></text:span><text:span text:style-name="T15_5">jedna</text:span><text:span text:style-name="T15_6"><text:s/></text:span><text:span text:style-name="T15_7">kwestia</text:span><text:span text:style-name="T15_8">,<text:s/></text:span><text:span text:style-name="T15_9">o</text:span><text:span text:style-name="T15_10"><text:s/></text:span><text:span text:style-name="T15_11">której</text:span><text:span text:style-name="T15_12"><text:s/></text:span><text:span text:style-name="T15_13">muszę</text:span><text:span text:style-name="T15_14"><text:s/></text:span><text:span text:style-name="T15_15">wspomnieć</text:span><text:span text:style-name="T15_16">,<text:s/></text:span><text:span text:style-name="T15_17">bo</text:span><text:span text:style-name="T15_18"><text:s/></text:span><text:span text:style-name="T15_19">po</text:span><text:span text:style-name="T15_20"><text:s/></text:span><text:span text:style-name="T15_21">prostu</text:span><text:span text:style-name="T15_22"><text:s/></text:span><text:span text:style-name="T15_23">ją</text:span><text:span text:style-name="T15_24"><text:s/></text:span><text:span text:style-name="T15_25">ubóstwiam</text:span><text:span text:style-name="T15_26">.<text:s/></text:span><text:span text:style-name="T15_27">O</text:span><text:span text:style-name="T15_28"><text:s/></text:span><text:span text:style-name="T15_29">schematach</text:span><text:span text:style-name="T15_30"><text:s/></text:span><text:span text:style-name="T15_31">nazewnictwa</text:span><text:span text:style-name="T15_32"><text:s/></text:span><text:span text:style-name="T15_33">rozdziałów</text:span><text:span text:style-name="T15_34">.<text:s/></text:span><text:span text:style-name="T15_35">Spieszę</text:span><text:span text:style-name="T15_36"><text:s/></text:span><text:span text:style-name="T15_37">wyjaśnić</text:span><text:span text:style-name="T15_38">:<text:s/></text:span><text:span text:style-name="T15_39">chodzi</text:span><text:span text:style-name="T15_40"><text:s/></text:span><text:span text:style-name="T15_41">tu</text:span><text:span text:style-name="T15_42"><text:s/></text:span><text:span text:style-name="T15_43">o</text:span><text:span text:style-name="T15_44"><text:s/></text:span><text:span text:style-name="T15_45">takie</text:span><text:span text:style-name="T15_46"><text:s/></text:span><text:span text:style-name="T15_47">tytuły</text:span><text:span text:style-name="T15_48"><text:s/></text:span><text:span text:style-name="T15_49">poszczególnych</text:span><text:span text:style-name="T15_50"><text:s/></text:span><text:span text:style-name="T15_51">segmentów</text:span><text:span text:style-name="T15_52"><text:s/></text:span><text:span text:style-name="T15_53">tekstu</text:span><text:span text:style-name="T15_54">,<text:s/></text:span><text:span text:style-name="T15_55">które</text:span><text:span text:style-name="T15_56"><text:s/></text:span><text:span text:style-name="T15_57">mają</text:span><text:span text:style-name="T15_58"><text:s/></text:span><text:span text:style-name="T15_59">jakieś</text:span><text:span text:style-name="T15_60"><text:s/></text:span><text:span text:style-name="T15_61">elementy</text:span><text:span text:style-name="T15_62"><text:s/></text:span><text:span text:style-name="T15_63">wspólne</text:span><text:span text:style-name="T15_64">.<text:s/></text:span><text:span text:style-name="T15_65">Np</text:span><text:span text:style-name="T15_66">.<text:s/></text:span><text:span text:style-name="T15_67">legendarny</text:span><text:span text:style-name="T15_68"><text:s/>“</text:span><text:span text:style-name="T15_69">CRISIS</text:span><text:span text:style-name="T15_70"><text:s/></text:span><text:span text:style-name="T15_71">Equestria</text:span><text:span text:style-name="T15_72">”<text:s/>–<text:s/></text:span><text:span text:style-name="T15_73">tam</text:span><text:span text:style-name="T15_74"><text:s/></text:span><text:span text:style-name="T15_75">wszystkie</text:span><text:span text:style-name="T15_76"><text:s/></text:span><text:span text:style-name="T15_77">rozdziały</text:span><text:span text:style-name="T15_78"><text:s/></text:span><text:span text:style-name="T15_79">zaczynały</text:span><text:span text:style-name="T15_80"><text:s/></text:span><text:span text:style-name="T15_81">się</text:span><text:span text:style-name="T15_82"><text:s/></text:span><text:span text:style-name="T15_83">na</text:span><text:span text:style-name="T15_84"><text:s/></text:span><text:span text:style-name="T15_85">literę</text:span><text:span text:style-name="T15_86"><text:s/>“</text:span><text:span text:style-name="T15_87">i</text:span><text:span text:style-name="T15_88">”.<text:s/></text:span><text:span text:style-name="T15_89">W</text:span><text:span text:style-name="T15_90"><text:s/>“</text:span><text:span text:style-name="T15_91">The</text:span><text:span text:style-name="T15_92"><text:s/></text:span><text:span text:style-name="T15_93">Life</text:span><text:span text:style-name="T15_94"><text:s/></text:span><text:span text:style-name="T15_95">and</text:span><text:span text:style-name="T15_96"><text:s/></text:span><text:span text:style-name="T15_97">Times</text:span><text:span text:style-name="T15_98"><text:s/></text:span><text:span text:style-name="T15_99">of</text:span><text:span text:style-name="T15_100"><text:s/></text:span><text:span text:style-name="T15_101">Winning</text:span><text:span text:style-name="T15_102"><text:s/></text:span><text:span text:style-name="T15_103">Pony</text:span><text:span text:style-name="T15_104">”<text:s/></text:span><text:span text:style-name="T15_105">rozdział</text:span><text:span text:style-name="T15_106"><text:s/></text:span><text:span text:style-name="T15_107">zawsze</text:span><text:span text:style-name="T15_108"><text:s/></text:span><text:span text:style-name="T15_109">opowiada</text:span><text:span text:style-name="T15_110"><text:s/></text:span><text:span text:style-name="T15_111">o</text:span><text:span text:style-name="T15_112"><text:s/>“</text:span><text:span text:style-name="T15_113">The</text:span><text:span text:style-name="T15_114"><text:s/></text:span><text:span text:style-name="T15_115">Pony</text:span><text:span text:style-name="T15_116"><text:s/></text:span><text:span text:style-name="T15_117">who</text:span><text:span text:style-name="T15_118">…”<text:s/></text:span><text:span text:style-name="T15_119">lub</text:span><text:span text:style-name="T15_120"><text:s/>“</text:span><text:span text:style-name="T15_121">The</text:span><text:span text:style-name="T15_122"><text:s/></text:span><text:span text:style-name="T15_123">Pony</text:span><text:span text:style-name="T15_124"><text:s/></text:span><text:span text:style-name="T15_125">with</text:span><text:span text:style-name="T15_126">…”.<text:s/></text:span><text:span text:style-name="T15_127">Sam</text:span><text:span text:style-name="T15_128"><text:s/></text:span><text:span text:style-name="T15_129">zresztą</text:span><text:span text:style-name="T15_130"><text:s/></text:span><text:span text:style-name="T15_131">stosuję</text:span><text:span text:style-name="T15_132"><text:s/></text:span><text:span text:style-name="T15_133">ten</text:span><text:span text:style-name="T15_134"><text:s/></text:span><text:span text:style-name="T15_135">zabieg</text:span><text:span text:style-name="T15_136">.<text:s/></text:span><text:span text:style-name="T15_137">Dlaczego</text:span><text:span text:style-name="T15_138">?<text:s/></text:span><text:span text:style-name="T15_139">Sam</text:span><text:span text:style-name="T15_140"><text:s/></text:span><text:span text:style-name="T15_141">nie</text:span><text:span text:style-name="T15_142"><text:s/></text:span><text:span text:style-name="T15_143">wiem</text:span><text:span text:style-name="T15_144">.<text:s/></text:span><text:span text:style-name="T15_145">Jest</text:span><text:span text:style-name="T15_146"><text:s/></text:span><text:span text:style-name="T15_147">w</text:span><text:span text:style-name="T15_148"><text:s/></text:span><text:span text:style-name="T15_149">tym</text:span><text:span text:style-name="T15_150"><text:s/></text:span><text:span text:style-name="T15_151">pewien</text:span><text:span text:style-name="T15_152"><text:s/></text:span><text:span text:style-name="T15_153">urok</text:span><text:span text:style-name="T15_154">.<text:s/></text:span><text:span text:style-name="T15_155">No</text:span><text:span text:style-name="T15_156"><text:s/></text:span><text:span text:style-name="T15_157">i</text:span><text:span text:style-name="T15_158"><text:s/></text:span><text:span text:style-name="T15_159">zawsze</text:span><text:span text:style-name="T15_160"><text:s/></text:span><text:span text:style-name="T15_161">kiedy</text:span><text:span text:style-name="T15_162"><text:s/></text:span><text:span text:style-name="T15_163">formuła</text:span><text:span text:style-name="T15_164"><text:s/></text:span><text:span text:style-name="T15_165">się</text:span><text:span text:style-name="T15_166"><text:s/></text:span><text:span text:style-name="T15_167">zmienia</text:span><text:span text:style-name="T15_168">,<text:s/></text:span><text:span text:style-name="T15_169">wiemy</text:span><text:span text:style-name="T15_170">,<text:s/></text:span><text:span text:style-name="T15_171">że</text:span><text:span text:style-name="T15_172"><text:s/></text:span><text:span text:style-name="T15_173">w</text:span><text:span text:style-name="T15_174"><text:s/></text:span><text:span text:style-name="T15_175">rozdziale</text:span><text:span text:style-name="T15_176"><text:s/></text:span><text:span text:style-name="T15_177">stanie</text:span><text:span text:style-name="T15_178"><text:s/></text:span><text:span text:style-name="T15_179">się</text:span><text:span text:style-name="T15_180"><text:s/></text:span><text:span text:style-name="T15_181">coś</text:span><text:span text:style-name="T15_182"><text:s/></text:span><text:span text:style-name="T15_183">dużego</text:span><text:span text:style-name="T15_184">!</text:span></text:p>
      <text:p text:style-name="P16"/>
      <text:p text:style-name="P17"><text:span text:style-name="T17_1">Podsumowując</text:span><text:span text:style-name="T17_2">…<text:s/></text:span><text:span text:style-name="T17_3">Tytuły</text:span><text:span text:style-name="T17_4"><text:s/></text:span><text:span text:style-name="T17_5">są</text:span><text:span text:style-name="T17_6"><text:s/></text:span><text:span text:style-name="T17_7">ważne</text:span><text:span text:style-name="T17_8">,<text:s/></text:span><text:span text:style-name="T17_9">a</text:span><text:span text:style-name="T17_10"><text:s/></text:span><text:span text:style-name="T17_11">tytuły</text:span><text:span text:style-name="T17_12"><text:s/></text:span><text:span text:style-name="T17_13">rozdziałów</text:span><text:span text:style-name="T17_14"><text:s/></text:span><text:span text:style-name="T17_15">są</text:span><text:span text:style-name="T17_16"><text:s/></text:span><text:span text:style-name="T17_17">zajebiste</text:span><text:span text:style-name="T17_18">!</text:span></text:p>
      <text:p text:style-name="P18"/>
      <text:p text:style-name="P19"/>
      <text:p text:style-name="P20"><text:span text:style-name="T20_1"><text:a xlink:type="simple" xlink:href="https://derpibooru.org/210681?scope=scpe50d2ee1c918db010e1562da62cdcd1379219a377"><text:span text:style-name="T20_2">https</text:span></text:a></text:span><text:span text:style-name="T20_3"><text:a xlink:type="simple" xlink:href="https://derpibooru.org/210681?scope=scpe50d2ee1c918db010e1562da62cdcd1379219a377"><text:span text:style-name="T20_4">://</text:span></text:a></text:span><text:span text:style-name="T20_5"><text:a xlink:type="simple" xlink:href="https://derpibooru.org/210681?scope=scpe50d2ee1c918db010e1562da62cdcd1379219a377"><text:span text:style-name="T20_6">derpibooru</text:span></text:a></text:span><text:span text:style-name="T20_7"><text:a xlink:type="simple" xlink:href="https://derpibooru.org/210681?scope=scpe50d2ee1c918db010e1562da62cdcd1379219a377"><text:span text:style-name="T20_8">.</text:span></text:a></text:span><text:span text:style-name="T20_9"><text:a xlink:type="simple" xlink:href="https://derpibooru.org/210681?scope=scpe50d2ee1c918db010e1562da62cdcd1379219a377"><text:span text:style-name="T20_10">org</text:span></text:a></text:span><text:span text:style-name="T20_11"><text:a xlink:type="simple" xlink:href="https://derpibooru.org/210681?scope=scpe50d2ee1c918db010e1562da62cdcd1379219a377"><text:span text:style-name="T20_12">/210681?</text:span></text:a></text:span><text:span text:style-name="T20_13"><text:a xlink:type="simple" xlink:href="https://derpibooru.org/210681?scope=scpe50d2ee1c918db010e1562da62cdcd1379219a377"><text:span text:style-name="T20_14">scope</text:span></text:a></text:span><text:span text:style-name="T20_15"><text:a xlink:type="simple" xlink:href="https://derpibooru.org/210681?scope=scpe50d2ee1c918db010e1562da62cdcd1379219a377"><text:span text:style-name="T20_16">=</text:span></text:a></text:span><text:span text:style-name="T20_17"><text:a xlink:type="simple" xlink:href="https://derpibooru.org/210681?scope=scpe50d2ee1c918db010e1562da62cdcd1379219a377"><text:span text:style-name="T20_18">scpe</text:span></text:a></text:span><text:span text:style-name="T20_19"><text:a xlink:type="simple" xlink:href="https://derpibooru.org/210681?scope=scpe50d2ee1c918db010e1562da62cdcd1379219a377"><text:span text:style-name="T20_20">50</text:span></text:a></text:span><text:span text:style-name="T20_21"><text:a xlink:type="simple" xlink:href="https://derpibooru.org/210681?scope=scpe50d2ee1c918db010e1562da62cdcd1379219a377"><text:span text:style-name="T20_22">d</text:span></text:a></text:span><text:span text:style-name="T20_23"><text:a xlink:type="simple" xlink:href="https://derpibooru.org/210681?scope=scpe50d2ee1c918db010e1562da62cdcd1379219a377"><text:span text:style-name="T20_24">2</text:span></text:a></text:span><text:span text:style-name="T20_25"><text:a xlink:type="simple" xlink:href="https://derpibooru.org/210681?scope=scpe50d2ee1c918db010e1562da62cdcd1379219a377"><text:span text:style-name="T20_26">ee</text:span></text:a></text:span><text:span text:style-name="T20_27"><text:a xlink:type="simple" xlink:href="https://derpibooru.org/210681?scope=scpe50d2ee1c918db010e1562da62cdcd1379219a377"><text:span text:style-name="T20_28">1</text:span></text:a></text:span><text:span text:style-name="T20_29"><text:a xlink:type="simple" xlink:href="https://derpibooru.org/210681?scope=scpe50d2ee1c918db010e1562da62cdcd1379219a377"><text:span text:style-name="T20_30">c</text:span></text:a></text:span><text:span text:style-name="T20_31"><text:a xlink:type="simple" xlink:href="https://derpibooru.org/210681?scope=scpe50d2ee1c918db010e1562da62cdcd1379219a377"><text:span text:style-name="T20_32">918</text:span></text:a></text:span><text:span text:style-name="T20_33"><text:a xlink:type="simple" xlink:href="https://derpibooru.org/210681?scope=scpe50d2ee1c918db010e1562da62cdcd1379219a377"><text:span text:style-name="T20_34">db</text:span></text:a></text:span><text:span text:style-name="T20_35"><text:a xlink:type="simple" xlink:href="https://derpibooru.org/210681?scope=scpe50d2ee1c918db010e1562da62cdcd1379219a377"><text:span text:style-name="T20_36">010</text:span></text:a></text:span><text:span text:style-name="T20_37"><text:a xlink:type="simple" xlink:href="https://derpibooru.org/210681?scope=scpe50d2ee1c918db010e1562da62cdcd1379219a377"><text:span text:style-name="T20_38">e</text:span></text:a></text:span><text:span text:style-name="T20_39"><text:a xlink:type="simple" xlink:href="https://derpibooru.org/210681?scope=scpe50d2ee1c918db010e1562da62cdcd1379219a377"><text:span text:style-name="T20_40">1562</text:span></text:a></text:span><text:span text:style-name="T20_41"><text:a xlink:type="simple" xlink:href="https://derpibooru.org/210681?scope=scpe50d2ee1c918db010e1562da62cdcd1379219a377"><text:span text:style-name="T20_42">da</text:span></text:a></text:span><text:span text:style-name="T20_43"><text:a xlink:type="simple" xlink:href="https://derpibooru.org/210681?scope=scpe50d2ee1c918db010e1562da62cdcd1379219a377"><text:span text:style-name="T20_44">62</text:span></text:a></text:span><text:span text:style-name="T20_45"><text:a xlink:type="simple" xlink:href="https://derpibooru.org/210681?scope=scpe50d2ee1c918db010e1562da62cdcd1379219a377"><text:span text:style-name="T20_46">cdcd</text:span></text:a></text:span><text:span text:style-name="T20_47"><text:a xlink:type="simple" xlink:href="https://derpibooru.org/210681?scope=scpe50d2ee1c918db010e1562da62cdcd1379219a377"><text:span text:style-name="T20_48">1379219</text:span></text:a></text:span><text:span text:style-name="T20_49"><text:a xlink:type="simple" xlink:href="https://derpibooru.org/210681?scope=scpe50d2ee1c918db010e1562da62cdcd1379219a377"><text:span text:style-name="T20_50">a</text:span></text:a></text:span><text:span text:style-name="T20_51"><text:a xlink:type="simple" xlink:href="https://derpibooru.org/210681?scope=scpe50d2ee1c918db010e1562da62cdcd1379219a377"><text:span text:style-name="T20_52">377</text:span></text:a></text:span></text:p>
      <text:p text:style-name="P21"/>
      <text:p text:style-name="P22"><text:span text:style-name="T22_1"><text:a xlink:type="simple" xlink:href="https://derpicdn.net/img/view/2013/1/12/210681__safe_rainbow+dash_blushing_unshorn+fetlocks_chest+fluff_ear+fluff_cloud+kicker_winghug_artist-colon-inuhoshi-dash-to-dash-darkpen_winningverse.png"><text:span text:style-name="T22_2">https</text:span></text:a></text:span><text:span text:style-name="T22_3"><text:a xlink:type="simple" xlink:href="https://derpicdn.net/img/view/2013/1/12/210681__safe_rainbow+dash_blushing_unshorn+fetlocks_chest+fluff_ear+fluff_cloud+kicker_winghug_artist-colon-inuhoshi-dash-to-dash-darkpen_winningverse.png"><text:span text:style-name="T22_4">://</text:span></text:a></text:span><text:span text:style-name="T22_5"><text:a xlink:type="simple" xlink:href="https://derpicdn.net/img/view/2013/1/12/210681__safe_rainbow+dash_blushing_unshorn+fetlocks_chest+fluff_ear+fluff_cloud+kicker_winghug_artist-colon-inuhoshi-dash-to-dash-darkpen_winningverse.png"><text:span text:style-name="T22_6">derpicdn</text:span></text:a></text:span><text:span text:style-name="T22_7"><text:a xlink:type="simple" xlink:href="https://derpicdn.net/img/view/2013/1/12/210681__safe_rainbow+dash_blushing_unshorn+fetlocks_chest+fluff_ear+fluff_cloud+kicker_winghug_artist-colon-inuhoshi-dash-to-dash-darkpen_winningverse.png"><text:span text:style-name="T22_8">.</text:span></text:a></text:span><text:span text:style-name="T22_9"><text:a xlink:type="simple" xlink:href="https://derpicdn.net/img/view/2013/1/12/210681__safe_rainbow+dash_blushing_unshorn+fetlocks_chest+fluff_ear+fluff_cloud+kicker_winghug_artist-colon-inuhoshi-dash-to-dash-darkpen_winningverse.png"><text:span text:style-name="T22_10">net</text:span></text:a></text:span><text:span text:style-name="T22_11"><text:a xlink:type="simple" xlink:href="https://derpicdn.net/img/view/2013/1/12/210681__safe_rainbow+dash_blushing_unshorn+fetlocks_chest+fluff_ear+fluff_cloud+kicker_winghug_artist-colon-inuhoshi-dash-to-dash-darkpen_winningverse.png"><text:span text:style-name="T22_12">/</text:span></text:a></text:span><text:span text:style-name="T22_13"><text:a xlink:type="simple" xlink:href="https://derpicdn.net/img/view/2013/1/12/210681__safe_rainbow+dash_blushing_unshorn+fetlocks_chest+fluff_ear+fluff_cloud+kicker_winghug_artist-colon-inuhoshi-dash-to-dash-darkpen_winningverse.png"><text:span text:style-name="T22_14">img</text:span></text:a></text:span><text:span text:style-name="T22_15"><text:a xlink:type="simple" xlink:href="https://derpicdn.net/img/view/2013/1/12/210681__safe_rainbow+dash_blushing_unshorn+fetlocks_chest+fluff_ear+fluff_cloud+kicker_winghug_artist-colon-inuhoshi-dash-to-dash-darkpen_winningverse.png"><text:span text:style-name="T22_16">/</text:span></text:a></text:span><text:span text:style-name="T22_17"><text:a xlink:type="simple" xlink:href="https://derpicdn.net/img/view/2013/1/12/210681__safe_rainbow+dash_blushing_unshorn+fetlocks_chest+fluff_ear+fluff_cloud+kicker_winghug_artist-colon-inuhoshi-dash-to-dash-darkpen_winningverse.png"><text:span text:style-name="T22_18">view</text:span></text:a></text:span><text:span text:style-name="T22_19"><text:a xlink:type="simple" xlink:href="https://derpicdn.net/img/view/2013/1/12/210681__safe_rainbow+dash_blushing_unshorn+fetlocks_chest+fluff_ear+fluff_cloud+kicker_winghug_artist-colon-inuhoshi-dash-to-dash-darkpen_winningverse.png"><text:span text:style-name="T22_20">/2013/1/12/210681__</text:span></text:a></text:span><text:span text:style-name="T22_21"><text:a xlink:type="simple" xlink:href="https://derpicdn.net/img/view/2013/1/12/210681__safe_rainbow+dash_blushing_unshorn+fetlocks_chest+fluff_ear+fluff_cloud+kicker_winghug_artist-colon-inuhoshi-dash-to-dash-darkpen_winningverse.png"><text:span text:style-name="T22_22">safe</text:span></text:a></text:span><text:span text:style-name="T22_23"><text:a xlink:type="simple" xlink:href="https://derpicdn.net/img/view/2013/1/12/210681__safe_rainbow+dash_blushing_unshorn+fetlocks_chest+fluff_ear+fluff_cloud+kicker_winghug_artist-colon-inuhoshi-dash-to-dash-darkpen_winningverse.png"><text:span text:style-name="T22_24">_</text:span></text:a></text:span><text:span text:style-name="T22_25"><text:a xlink:type="simple" xlink:href="https://derpicdn.net/img/view/2013/1/12/210681__safe_rainbow+dash_blushing_unshorn+fetlocks_chest+fluff_ear+fluff_cloud+kicker_winghug_artist-colon-inuhoshi-dash-to-dash-darkpen_winningverse.png"><text:span text:style-name="T22_26">rainbow</text:span></text:a></text:span><text:span text:style-name="T22_27"><text:a xlink:type="simple" xlink:href="https://derpicdn.net/img/view/2013/1/12/210681__safe_rainbow+dash_blushing_unshorn+fetlocks_chest+fluff_ear+fluff_cloud+kicker_winghug_artist-colon-inuhoshi-dash-to-dash-darkpen_winningverse.png"><text:span text:style-name="T22_28">+</text:span></text:a></text:span><text:span text:style-name="T22_29"><text:a xlink:type="simple" xlink:href="https://derpicdn.net/img/view/2013/1/12/210681__safe_rainbow+dash_blushing_unshorn+fetlocks_chest+fluff_ear+fluff_cloud+kicker_winghug_artist-colon-inuhoshi-dash-to-dash-darkpen_winningverse.png"><text:span text:style-name="T22_30">dash</text:span></text:a></text:span><text:span text:style-name="T22_31"><text:a xlink:type="simple" xlink:href="https://derpicdn.net/img/view/2013/1/12/210681__safe_rainbow+dash_blushing_unshorn+fetlocks_chest+fluff_ear+fluff_cloud+kicker_winghug_artist-colon-inuhoshi-dash-to-dash-darkpen_winningverse.png"><text:span text:style-name="T22_32">_</text:span></text:a></text:span><text:span text:style-name="T22_33"><text:a xlink:type="simple" xlink:href="https://derpicdn.net/img/view/2013/1/12/210681__safe_rainbow+dash_blushing_unshorn+fetlocks_chest+fluff_ear+fluff_cloud+kicker_winghug_artist-colon-inuhoshi-dash-to-dash-darkpen_winningverse.png"><text:span text:style-name="T22_34">blushing</text:span></text:a></text:span><text:span text:style-name="T22_35"><text:a xlink:type="simple" xlink:href="https://derpicdn.net/img/view/2013/1/12/210681__safe_rainbow+dash_blushing_unshorn+fetlocks_chest+fluff_ear+fluff_cloud+kicker_winghug_artist-colon-inuhoshi-dash-to-dash-darkpen_winningverse.png"><text:span text:style-name="T22_36">_</text:span></text:a></text:span><text:span text:style-name="T22_37"><text:a xlink:type="simple" xlink:href="https://derpicdn.net/img/view/2013/1/12/210681__safe_rainbow+dash_blushing_unshorn+fetlocks_chest+fluff_ear+fluff_cloud+kicker_winghug_artist-colon-inuhoshi-dash-to-dash-darkpen_winningverse.png"><text:span text:style-name="T22_38">unshorn</text:span></text:a></text:span><text:span text:style-name="T22_39"><text:a xlink:type="simple" xlink:href="https://derpicdn.net/img/view/2013/1/12/210681__safe_rainbow+dash_blushing_unshorn+fetlocks_chest+fluff_ear+fluff_cloud+kicker_winghug_artist-colon-inuhoshi-dash-to-dash-darkpen_winningverse.png"><text:span text:style-name="T22_40">+</text:span></text:a></text:span><text:span text:style-name="T22_41"><text:a xlink:type="simple" xlink:href="https://derpicdn.net/img/view/2013/1/12/210681__safe_rainbow+dash_blushing_unshorn+fetlocks_chest+fluff_ear+fluff_cloud+kicker_winghug_artist-colon-inuhoshi-dash-to-dash-darkpen_winningverse.png"><text:span text:style-name="T22_42">fetlocks</text:span></text:a></text:span><text:span text:style-name="T22_43"><text:a xlink:type="simple" xlink:href="https://derpicdn.net/img/view/2013/1/12/210681__safe_rainbow+dash_blushing_unshorn+fetlocks_chest+fluff_ear+fluff_cloud+kicker_winghug_artist-colon-inuhoshi-dash-to-dash-darkpen_winningverse.png"><text:span text:style-name="T22_44">_</text:span></text:a></text:span><text:span text:style-name="T22_45"><text:a xlink:type="simple" xlink:href="https://derpicdn.net/img/view/2013/1/12/210681__safe_rainbow+dash_blushing_unshorn+fetlocks_chest+fluff_ear+fluff_cloud+kicker_winghug_artist-colon-inuhoshi-dash-to-dash-darkpen_winningverse.png"><text:span text:style-name="T22_46">chest</text:span></text:a></text:span><text:span text:style-name="T22_47"><text:a xlink:type="simple" xlink:href="https://derpicdn.net/img/view/2013/1/12/210681__safe_rainbow+dash_blushing_unshorn+fetlocks_chest+fluff_ear+fluff_cloud+kicker_winghug_artist-colon-inuhoshi-dash-to-dash-darkpen_winningverse.png"><text:span text:style-name="T22_48">+</text:span></text:a></text:span><text:span text:style-name="T22_49"><text:a xlink:type="simple" xlink:href="https://derpicdn.net/img/view/2013/1/12/210681__safe_rainbow+dash_blushing_unshorn+fetlocks_chest+fluff_ear+fluff_cloud+kicker_winghug_artist-colon-inuhoshi-dash-to-dash-darkpen_winningverse.png"><text:span text:style-name="T22_50">fluff</text:span></text:a></text:span><text:span text:style-name="T22_51"><text:a xlink:type="simple" xlink:href="https://derpicdn.net/img/view/2013/1/12/210681__safe_rainbow+dash_blushing_unshorn+fetlocks_chest+fluff_ear+fluff_cloud+kicker_winghug_artist-colon-inuhoshi-dash-to-dash-darkpen_winningverse.png"><text:span text:style-name="T22_52">_</text:span></text:a></text:span><text:span text:style-name="T22_53"><text:a xlink:type="simple" xlink:href="https://derpicdn.net/img/view/2013/1/12/210681__safe_rainbow+dash_blushing_unshorn+fetlocks_chest+fluff_ear+fluff_cloud+kicker_winghug_artist-colon-inuhoshi-dash-to-dash-darkpen_winningverse.png"><text:span text:style-name="T22_54">ear</text:span></text:a></text:span><text:span text:style-name="T22_55"><text:a xlink:type="simple" xlink:href="https://derpicdn.net/img/view/2013/1/12/210681__safe_rainbow+dash_blushing_unshorn+fetlocks_chest+fluff_ear+fluff_cloud+kicker_winghug_artist-colon-inuhoshi-dash-to-dash-darkpen_winningverse.png"><text:span text:style-name="T22_56">+</text:span></text:a></text:span><text:span text:style-name="T22_57"><text:a xlink:type="simple" xlink:href="https://derpicdn.net/img/view/2013/1/12/210681__safe_rainbow+dash_blushing_unshorn+fetlocks_chest+fluff_ear+fluff_cloud+kicker_winghug_artist-colon-inuhoshi-dash-to-dash-darkpen_winningverse.png"><text:span text:style-name="T22_58">fluff</text:span></text:a></text:span><text:span text:style-name="T22_59"><text:a xlink:type="simple" xlink:href="https://derpicdn.net/img/view/2013/1/12/210681__safe_rainbow+dash_blushing_unshorn+fetlocks_chest+fluff_ear+fluff_cloud+kicker_winghug_artist-colon-inuhoshi-dash-to-dash-darkpen_winningverse.png"><text:span text:style-name="T22_60">_</text:span></text:a></text:span><text:span text:style-name="T22_61"><text:a xlink:type="simple" xlink:href="https://derpicdn.net/img/view/2013/1/12/210681__safe_rainbow+dash_blushing_unshorn+fetlocks_chest+fluff_ear+fluff_cloud+kicker_winghug_artist-colon-inuhoshi-dash-to-dash-darkpen_winningverse.png"><text:span text:style-name="T22_62">cloud</text:span></text:a></text:span><text:span text:style-name="T22_63"><text:a xlink:type="simple" xlink:href="https://derpicdn.net/img/view/2013/1/12/210681__safe_rainbow+dash_blushing_unshorn+fetlocks_chest+fluff_ear+fluff_cloud+kicker_winghug_artist-colon-inuhoshi-dash-to-dash-darkpen_winningverse.png"><text:span text:style-name="T22_64">+</text:span></text:a></text:span><text:span text:style-name="T22_65"><text:a xlink:type="simple" xlink:href="https://derpicdn.net/img/view/2013/1/12/210681__safe_rainbow+dash_blushing_unshorn+fetlocks_chest+fluff_ear+fluff_cloud+kicker_winghug_artist-colon-inuhoshi-dash-to-dash-darkpen_winningverse.png"><text:span text:style-name="T22_66">kicker</text:span></text:a></text:span><text:span text:style-name="T22_67"><text:a xlink:type="simple" xlink:href="https://derpicdn.net/img/view/2013/1/12/210681__safe_rainbow+dash_blushing_unshorn+fetlocks_chest+fluff_ear+fluff_cloud+kicker_winghug_artist-colon-inuhoshi-dash-to-dash-darkpen_winningverse.png"><text:span text:style-name="T22_68">_</text:span></text:a></text:span><text:span text:style-name="T22_69"><text:a xlink:type="simple" xlink:href="https://derpicdn.net/img/view/2013/1/12/210681__safe_rainbow+dash_blushing_unshorn+fetlocks_chest+fluff_ear+fluff_cloud+kicker_winghug_artist-colon-inuhoshi-dash-to-dash-darkpen_winningverse.png"><text:span text:style-name="T22_70">winghug</text:span></text:a></text:span><text:span text:style-name="T22_71"><text:a xlink:type="simple" xlink:href="https://derpicdn.net/img/view/2013/1/12/210681__safe_rainbow+dash_blushing_unshorn+fetlocks_chest+fluff_ear+fluff_cloud+kicker_winghug_artist-colon-inuhoshi-dash-to-dash-darkpen_winningverse.png"><text:span text:style-name="T22_72">_</text:span></text:a></text:span><text:span text:style-name="T22_73"><text:a xlink:type="simple" xlink:href="https://derpicdn.net/img/view/2013/1/12/210681__safe_rainbow+dash_blushing_unshorn+fetlocks_chest+fluff_ear+fluff_cloud+kicker_winghug_artist-colon-inuhoshi-dash-to-dash-darkpen_winningverse.png"><text:span text:style-name="T22_74">artist</text:span></text:a></text:span><text:span text:style-name="T22_75"><text:a xlink:type="simple" xlink:href="https://derpicdn.net/img/view/2013/1/12/210681__safe_rainbow+dash_blushing_unshorn+fetlocks_chest+fluff_ear+fluff_cloud+kicker_winghug_artist-colon-inuhoshi-dash-to-dash-darkpen_winningverse.png"><text:span text:style-name="T22_76">-</text:span></text:a></text:span><text:span text:style-name="T22_77"><text:a xlink:type="simple" xlink:href="https://derpicdn.net/img/view/2013/1/12/210681__safe_rainbow+dash_blushing_unshorn+fetlocks_chest+fluff_ear+fluff_cloud+kicker_winghug_artist-colon-inuhoshi-dash-to-dash-darkpen_winningverse.png"><text:span text:style-name="T22_78">colon</text:span></text:a></text:span><text:span text:style-name="T22_79"><text:a xlink:type="simple" xlink:href="https://derpicdn.net/img/view/2013/1/12/210681__safe_rainbow+dash_blushing_unshorn+fetlocks_chest+fluff_ear+fluff_cloud+kicker_winghug_artist-colon-inuhoshi-dash-to-dash-darkpen_winningverse.png"><text:span text:style-name="T22_80">-</text:span></text:a></text:span><text:span text:style-name="T22_81"><text:a xlink:type="simple" xlink:href="https://derpicdn.net/img/view/2013/1/12/210681__safe_rainbow+dash_blushing_unshorn+fetlocks_chest+fluff_ear+fluff_cloud+kicker_winghug_artist-colon-inuhoshi-dash-to-dash-darkpen_winningverse.png"><text:span text:style-name="T22_82">inuhoshi</text:span></text:a></text:span><text:span text:style-name="T22_83"><text:a xlink:type="simple" xlink:href="https://derpicdn.net/img/view/2013/1/12/210681__safe_rainbow+dash_blushing_unshorn+fetlocks_chest+fluff_ear+fluff_cloud+kicker_winghug_artist-colon-inuhoshi-dash-to-dash-darkpen_winningverse.png"><text:span text:style-name="T22_84">-</text:span></text:a></text:span><text:span text:style-name="T22_85"><text:a xlink:type="simple" xlink:href="https://derpicdn.net/img/view/2013/1/12/210681__safe_rainbow+dash_blushing_unshorn+fetlocks_chest+fluff_ear+fluff_cloud+kicker_winghug_artist-colon-inuhoshi-dash-to-dash-darkpen_winningverse.png"><text:span text:style-name="T22_86">dash</text:span></text:a></text:span><text:span text:style-name="T22_87"><text:a xlink:type="simple" xlink:href="https://derpicdn.net/img/view/2013/1/12/210681__safe_rainbow+dash_blushing_unshorn+fetlocks_chest+fluff_ear+fluff_cloud+kicker_winghug_artist-colon-inuhoshi-dash-to-dash-darkpen_winningverse.png"><text:span text:style-name="T22_88">-</text:span></text:a></text:span><text:span text:style-name="T22_89"><text:a xlink:type="simple" xlink:href="https://derpicdn.net/img/view/2013/1/12/210681__safe_rainbow+dash_blushing_unshorn+fetlocks_chest+fluff_ear+fluff_cloud+kicker_winghug_artist-colon-inuhoshi-dash-to-dash-darkpen_winningverse.png"><text:span text:style-name="T22_90">to</text:span></text:a></text:span><text:span text:style-name="T22_91"><text:a xlink:type="simple" xlink:href="https://derpicdn.net/img/view/2013/1/12/210681__safe_rainbow+dash_blushing_unshorn+fetlocks_chest+fluff_ear+fluff_cloud+kicker_winghug_artist-colon-inuhoshi-dash-to-dash-darkpen_winningverse.png"><text:span text:style-name="T22_92">-</text:span></text:a></text:span><text:span text:style-name="T22_93"><text:a xlink:type="simple" xlink:href="https://derpicdn.net/img/view/2013/1/12/210681__safe_rainbow+dash_blushing_unshorn+fetlocks_chest+fluff_ear+fluff_cloud+kicker_winghug_artist-colon-inuhoshi-dash-to-dash-darkpen_winningverse.png"><text:span text:style-name="T22_94">dash</text:span></text:a></text:span><text:span text:style-name="T22_95"><text:a xlink:type="simple" xlink:href="https://derpicdn.net/img/view/2013/1/12/210681__safe_rainbow+dash_blushing_unshorn+fetlocks_chest+fluff_ear+fluff_cloud+kicker_winghug_artist-colon-inuhoshi-dash-to-dash-darkpen_winningverse.png"><text:span text:style-name="T22_96">-</text:span></text:a></text:span><text:span text:style-name="T22_97"><text:a xlink:type="simple" xlink:href="https://derpicdn.net/img/view/2013/1/12/210681__safe_rainbow+dash_blushing_unshorn+fetlocks_chest+fluff_ear+fluff_cloud+kicker_winghug_artist-colon-inuhoshi-dash-to-dash-darkpen_winningverse.png"><text:span text:style-name="T22_98">darkpen</text:span></text:a></text:span><text:span text:style-name="T22_99"><text:a xlink:type="simple" xlink:href="https://derpicdn.net/img/view/2013/1/12/210681__safe_rainbow+dash_blushing_unshorn+fetlocks_chest+fluff_ear+fluff_cloud+kicker_winghug_artist-colon-inuhoshi-dash-to-dash-darkpen_winningverse.png"><text:span text:style-name="T22_100">_</text:span></text:a></text:span><text:span text:style-name="T22_101"><text:a xlink:type="simple" xlink:href="https://derpicdn.net/img/view/2013/1/12/210681__safe_rainbow+dash_blushing_unshorn+fetlocks_chest+fluff_ear+fluff_cloud+kicker_winghug_artist-colon-inuhoshi-dash-to-dash-darkpen_winningverse.png"><text:span text:style-name="T22_102">winningverse</text:span></text:a></text:span><text:span text:style-name="T22_103"><text:a xlink:type="simple" xlink:href="https://derpicdn.net/img/view/2013/1/12/210681__safe_rainbow+dash_blushing_unshorn+fetlocks_chest+fluff_ear+fluff_cloud+kicker_winghug_artist-colon-inuhoshi-dash-to-dash-darkpen_winningverse.png"><text:span text:style-name="T22_104">.</text:span></text:a></text:span><text:span text:style-name="T22_105"><text:a xlink:type="simple" xlink:href="https://derpicdn.net/img/view/2013/1/12/210681__safe_rainbow+dash_blushing_unshorn+fetlocks_chest+fluff_ear+fluff_cloud+kicker_winghug_artist-colon-inuhoshi-dash-to-dash-darkpen_winningverse.png"><text:span text:style-name="T22_106">png</text:span></text:a></text:span></text:p>
      <text:p text:style-name="P23"/>
      <text:p text:style-name="P24"/>
      <text:p text:style-name="P25"><text:span text:style-name="T25_1"><text:a xlink:type="simple" xlink:href="https://derpibooru.org/1085365?scope=scpedcf568ed99cbaada9c59d3c344d5227ec0c53742"><text:span text:style-name="T25_2">https</text:span></text:a></text:span><text:span text:style-name="T25_3"><text:a xlink:type="simple" xlink:href="https://derpibooru.org/1085365?scope=scpedcf568ed99cbaada9c59d3c344d5227ec0c53742"><text:span text:style-name="T25_4">://</text:span></text:a></text:span><text:span text:style-name="T25_5"><text:a xlink:type="simple" xlink:href="https://derpibooru.org/1085365?scope=scpedcf568ed99cbaada9c59d3c344d5227ec0c53742"><text:span text:style-name="T25_6">derpibooru</text:span></text:a></text:span><text:span text:style-name="T25_7"><text:a xlink:type="simple" xlink:href="https://derpibooru.org/1085365?scope=scpedcf568ed99cbaada9c59d3c344d5227ec0c53742"><text:span text:style-name="T25_8">.</text:span></text:a></text:span><text:span text:style-name="T25_9"><text:a xlink:type="simple" xlink:href="https://derpibooru.org/1085365?scope=scpedcf568ed99cbaada9c59d3c344d5227ec0c53742"><text:span text:style-name="T25_10">org</text:span></text:a></text:span><text:span text:style-name="T25_11"><text:a xlink:type="simple" xlink:href="https://derpibooru.org/1085365?scope=scpedcf568ed99cbaada9c59d3c344d5227ec0c53742"><text:span text:style-name="T25_12">/1085365?</text:span></text:a></text:span><text:span text:style-name="T25_13"><text:a xlink:type="simple" xlink:href="https://derpibooru.org/1085365?scope=scpedcf568ed99cbaada9c59d3c344d5227ec0c53742"><text:span text:style-name="T25_14">scope</text:span></text:a></text:span><text:span text:style-name="T25_15"><text:a xlink:type="simple" xlink:href="https://derpibooru.org/1085365?scope=scpedcf568ed99cbaada9c59d3c344d5227ec0c53742"><text:span text:style-name="T25_16">=</text:span></text:a></text:span><text:span text:style-name="T25_17"><text:a xlink:type="simple" xlink:href="https://derpibooru.org/1085365?scope=scpedcf568ed99cbaada9c59d3c344d5227ec0c53742"><text:span text:style-name="T25_18">scpedcf</text:span></text:a></text:span><text:span text:style-name="T25_19"><text:a xlink:type="simple" xlink:href="https://derpibooru.org/1085365?scope=scpedcf568ed99cbaada9c59d3c344d5227ec0c53742"><text:span text:style-name="T25_20">568</text:span></text:a></text:span><text:span text:style-name="T25_21"><text:a xlink:type="simple" xlink:href="https://derpibooru.org/1085365?scope=scpedcf568ed99cbaada9c59d3c344d5227ec0c53742"><text:span text:style-name="T25_22">ed</text:span></text:a></text:span><text:span text:style-name="T25_23"><text:a xlink:type="simple" xlink:href="https://derpibooru.org/1085365?scope=scpedcf568ed99cbaada9c59d3c344d5227ec0c53742"><text:span text:style-name="T25_24">99</text:span></text:a></text:span><text:span text:style-name="T25_25"><text:a xlink:type="simple" xlink:href="https://derpibooru.org/1085365?scope=scpedcf568ed99cbaada9c59d3c344d5227ec0c53742"><text:span text:style-name="T25_26">cbaada</text:span></text:a></text:span><text:span text:style-name="T25_27"><text:a xlink:type="simple" xlink:href="https://derpibooru.org/1085365?scope=scpedcf568ed99cbaada9c59d3c344d5227ec0c53742"><text:span text:style-name="T25_28">9</text:span></text:a></text:span><text:span text:style-name="T25_29"><text:a xlink:type="simple" xlink:href="https://derpibooru.org/1085365?scope=scpedcf568ed99cbaada9c59d3c344d5227ec0c53742"><text:span text:style-name="T25_30">c</text:span></text:a></text:span><text:span text:style-name="T25_31"><text:a xlink:type="simple" xlink:href="https://derpibooru.org/1085365?scope=scpedcf568ed99cbaada9c59d3c344d5227ec0c53742"><text:span text:style-name="T25_32">59</text:span></text:a></text:span><text:span text:style-name="T25_33"><text:a xlink:type="simple" xlink:href="https://derpibooru.org/1085365?scope=scpedcf568ed99cbaada9c59d3c344d5227ec0c53742"><text:span text:style-name="T25_34">d</text:span></text:a></text:span><text:span text:style-name="T25_35"><text:a xlink:type="simple" xlink:href="https://derpibooru.org/1085365?scope=scpedcf568ed99cbaada9c59d3c344d5227ec0c53742"><text:span text:style-name="T25_36">3</text:span></text:a></text:span><text:span text:style-name="T25_37"><text:a xlink:type="simple" xlink:href="https://derpibooru.org/1085365?scope=scpedcf568ed99cbaada9c59d3c344d5227ec0c53742"><text:span text:style-name="T25_38">c</text:span></text:a></text:span><text:span text:style-name="T25_39"><text:a xlink:type="simple" xlink:href="https://derpibooru.org/1085365?scope=scpedcf568ed99cbaada9c59d3c344d5227ec0c53742"><text:span text:style-name="T25_40">344</text:span></text:a></text:span><text:span text:style-name="T25_41"><text:a xlink:type="simple" xlink:href="https://derpibooru.org/1085365?scope=scpedcf568ed99cbaada9c59d3c344d5227ec0c53742"><text:span text:style-name="T25_42">d</text:span></text:a></text:span><text:span text:style-name="T25_43"><text:a xlink:type="simple" xlink:href="https://derpibooru.org/1085365?scope=scpedcf568ed99cbaada9c59d3c344d5227ec0c53742"><text:span text:style-name="T25_44">5227</text:span></text:a></text:span><text:span text:style-name="T25_45"><text:a xlink:type="simple" xlink:href="https://derpibooru.org/1085365?scope=scpedcf568ed99cbaada9c59d3c344d5227ec0c53742"><text:span text:style-name="T25_46">ec</text:span></text:a></text:span><text:span text:style-name="T25_47"><text:a xlink:type="simple" xlink:href="https://derpibooru.org/1085365?scope=scpedcf568ed99cbaada9c59d3c344d5227ec0c53742"><text:span text:style-name="T25_48">0</text:span></text:a></text:span><text:span text:style-name="T25_49"><text:a xlink:type="simple" xlink:href="https://derpibooru.org/1085365?scope=scpedcf568ed99cbaada9c59d3c344d5227ec0c53742"><text:span text:style-name="T25_50">c</text:span></text:a></text:span><text:span text:style-name="T25_51"><text:a xlink:type="simple" xlink:href="https://derpibooru.org/1085365?scope=scpedcf568ed99cbaada9c59d3c344d5227ec0c53742"><text:span text:style-name="T25_52">53742</text:span></text:a></text:span></text:p>
      <text:p text:style-name="P26"/>
      <text:p text:style-name="P27"><text:span text:style-name="T27_1"><text:a xlink:type="simple" xlink:href="https://derpicdn.net/img/2016/2/11/1085365/large.png"><text:span text:style-name="T27_2">https</text:span></text:a></text:span><text:span text:style-name="T27_3"><text:a xlink:type="simple" xlink:href="https://derpicdn.net/img/2016/2/11/1085365/large.png"><text:span text:style-name="T27_4">://</text:span></text:a></text:span><text:span text:style-name="T27_5"><text:a xlink:type="simple" xlink:href="https://derpicdn.net/img/2016/2/11/1085365/large.png"><text:span text:style-name="T27_6">derpicdn</text:span></text:a></text:span><text:span text:style-name="T27_7"><text:a xlink:type="simple" xlink:href="https://derpicdn.net/img/2016/2/11/1085365/large.png"><text:span text:style-name="T27_8">.</text:span></text:a></text:span><text:span text:style-name="T27_9"><text:a xlink:type="simple" xlink:href="https://derpicdn.net/img/2016/2/11/1085365/large.png"><text:span text:style-name="T27_10">net</text:span></text:a></text:span><text:span text:style-name="T27_11"><text:a xlink:type="simple" xlink:href="https://derpicdn.net/img/2016/2/11/1085365/large.png"><text:span text:style-name="T27_12">/</text:span></text:a></text:span><text:span text:style-name="T27_13"><text:a xlink:type="simple" xlink:href="https://derpicdn.net/img/2016/2/11/1085365/large.png"><text:span text:style-name="T27_14">img</text:span></text:a></text:span><text:span text:style-name="T27_15"><text:a xlink:type="simple" xlink:href="https://derpicdn.net/img/2016/2/11/1085365/large.png"><text:span text:style-name="T27_16">/2016/2/11/1085365/</text:span></text:a></text:span><text:span text:style-name="T27_17"><text:a xlink:type="simple" xlink:href="https://derpicdn.net/img/2016/2/11/1085365/large.png"><text:span text:style-name="T27_18">large</text:span></text:a></text:span><text:span text:style-name="T27_19"><text:a xlink:type="simple" xlink:href="https://derpicdn.net/img/2016/2/11/1085365/large.png"><text:span text:style-name="T27_20">.</text:span></text:a></text:span><text:span text:style-name="T27_21"><text:a xlink:type="simple" xlink:href="https://derpicdn.net/img/2016/2/11/1085365/large.png"><text:span text:style-name="T27_22">png</text:span></text:a></text:span></text:p>
      <text:p text:style-name="P28"/>
      <text:p text:style-name="P29"/>
      <text:p text:style-name="P30"><text:span text:style-name="T30_1"><text:a xlink:type="simple" xlink:href="https://derpibooru.org/391743?scope=scpedcf568ed99cbaada9c59d3c344d5227ec0c53742"><text:span text:style-name="T30_2">https</text:span></text:a></text:span><text:span text:style-name="T30_3"><text:a xlink:type="simple" xlink:href="https://derpibooru.org/391743?scope=scpedcf568ed99cbaada9c59d3c344d5227ec0c53742"><text:span text:style-name="T30_4">://</text:span></text:a></text:span><text:span text:style-name="T30_5"><text:a xlink:type="simple" xlink:href="https://derpibooru.org/391743?scope=scpedcf568ed99cbaada9c59d3c344d5227ec0c53742"><text:span text:style-name="T30_6">derpibooru</text:span></text:a></text:span><text:span text:style-name="T30_7"><text:a xlink:type="simple" xlink:href="https://derpibooru.org/391743?scope=scpedcf568ed99cbaada9c59d3c344d5227ec0c53742"><text:span text:style-name="T30_8">.</text:span></text:a></text:span><text:span text:style-name="T30_9"><text:a xlink:type="simple" xlink:href="https://derpibooru.org/391743?scope=scpedcf568ed99cbaada9c59d3c344d5227ec0c53742"><text:span text:style-name="T30_10">org</text:span></text:a></text:span><text:span text:style-name="T30_11"><text:a xlink:type="simple" xlink:href="https://derpibooru.org/391743?scope=scpedcf568ed99cbaada9c59d3c344d5227ec0c53742"><text:span text:style-name="T30_12">/391743?</text:span></text:a></text:span><text:span text:style-name="T30_13"><text:a xlink:type="simple" xlink:href="https://derpibooru.org/391743?scope=scpedcf568ed99cbaada9c59d3c344d5227ec0c53742"><text:span text:style-name="T30_14">scope</text:span></text:a></text:span><text:span text:style-name="T30_15"><text:a xlink:type="simple" xlink:href="https://derpibooru.org/391743?scope=scpedcf568ed99cbaada9c59d3c344d5227ec0c53742"><text:span text:style-name="T30_16">=</text:span></text:a></text:span><text:span text:style-name="T30_17"><text:a xlink:type="simple" xlink:href="https://derpibooru.org/391743?scope=scpedcf568ed99cbaada9c59d3c344d5227ec0c53742"><text:span text:style-name="T30_18">scpedcf</text:span></text:a></text:span><text:span text:style-name="T30_19"><text:a xlink:type="simple" xlink:href="https://derpibooru.org/391743?scope=scpedcf568ed99cbaada9c59d3c344d5227ec0c53742"><text:span text:style-name="T30_20">568</text:span></text:a></text:span><text:span text:style-name="T30_21"><text:a xlink:type="simple" xlink:href="https://derpibooru.org/391743?scope=scpedcf568ed99cbaada9c59d3c344d5227ec0c53742"><text:span text:style-name="T30_22">ed</text:span></text:a></text:span><text:span text:style-name="T30_23"><text:a xlink:type="simple" xlink:href="https://derpibooru.org/391743?scope=scpedcf568ed99cbaada9c59d3c344d5227ec0c53742"><text:span text:style-name="T30_24">99</text:span></text:a></text:span><text:span text:style-name="T30_25"><text:a xlink:type="simple" xlink:href="https://derpibooru.org/391743?scope=scpedcf568ed99cbaada9c59d3c344d5227ec0c53742"><text:span text:style-name="T30_26">cbaada</text:span></text:a></text:span><text:span text:style-name="T30_27"><text:a xlink:type="simple" xlink:href="https://derpibooru.org/391743?scope=scpedcf568ed99cbaada9c59d3c344d5227ec0c53742"><text:span text:style-name="T30_28">9</text:span></text:a></text:span><text:span text:style-name="T30_29"><text:a xlink:type="simple" xlink:href="https://derpibooru.org/391743?scope=scpedcf568ed99cbaada9c59d3c344d5227ec0c53742"><text:span text:style-name="T30_30">c</text:span></text:a></text:span><text:span text:style-name="T30_31"><text:a xlink:type="simple" xlink:href="https://derpibooru.org/391743?scope=scpedcf568ed99cbaada9c59d3c344d5227ec0c53742"><text:span text:style-name="T30_32">59</text:span></text:a></text:span><text:span text:style-name="T30_33"><text:a xlink:type="simple" xlink:href="https://derpibooru.org/391743?scope=scpedcf568ed99cbaada9c59d3c344d5227ec0c53742"><text:span text:style-name="T30_34">d</text:span></text:a></text:span><text:span text:style-name="T30_35"><text:a xlink:type="simple" xlink:href="https://derpibooru.org/391743?scope=scpedcf568ed99cbaada9c59d3c344d5227ec0c53742"><text:span text:style-name="T30_36">3</text:span></text:a></text:span><text:span text:style-name="T30_37"><text:a xlink:type="simple" xlink:href="https://derpibooru.org/391743?scope=scpedcf568ed99cbaada9c59d3c344d5227ec0c53742"><text:span text:style-name="T30_38">c</text:span></text:a></text:span><text:span text:style-name="T30_39"><text:a xlink:type="simple" xlink:href="https://derpibooru.org/391743?scope=scpedcf568ed99cbaada9c59d3c344d5227ec0c53742"><text:span text:style-name="T30_40">344</text:span></text:a></text:span><text:span text:style-name="T30_41"><text:a xlink:type="simple" xlink:href="https://derpibooru.org/391743?scope=scpedcf568ed99cbaada9c59d3c344d5227ec0c53742"><text:span text:style-name="T30_42">d</text:span></text:a></text:span><text:span text:style-name="T30_43"><text:a xlink:type="simple" xlink:href="https://derpibooru.org/391743?scope=scpedcf568ed99cbaada9c59d3c344d5227ec0c53742"><text:span text:style-name="T30_44">5227</text:span></text:a></text:span><text:span text:style-name="T30_45"><text:a xlink:type="simple" xlink:href="https://derpibooru.org/391743?scope=scpedcf568ed99cbaada9c59d3c344d5227ec0c53742"><text:span text:style-name="T30_46">ec</text:span></text:a></text:span><text:span text:style-name="T30_47"><text:a xlink:type="simple" xlink:href="https://derpibooru.org/391743?scope=scpedcf568ed99cbaada9c59d3c344d5227ec0c53742"><text:span text:style-name="T30_48">0</text:span></text:a></text:span><text:span text:style-name="T30_49"><text:a xlink:type="simple" xlink:href="https://derpibooru.org/391743?scope=scpedcf568ed99cbaada9c59d3c344d5227ec0c53742"><text:span text:style-name="T30_50">c</text:span></text:a></text:span><text:span text:style-name="T30_51"><text:a xlink:type="simple" xlink:href="https://derpibooru.org/391743?scope=scpedcf568ed99cbaada9c59d3c344d5227ec0c53742"><text:span text:style-name="T30_52">53742</text:span></text:a></text:span></text:p>
      <text:p text:style-name="P31"/>
      <text:p text:style-name="P32"><text:span text:style-name="T32_1"><text:a xlink:type="simple" xlink:href="https://derpicdn.net/img/2013/8/5/391743/large.png"><text:span text:style-name="T32_2">https</text:span></text:a></text:span><text:span text:style-name="T32_3"><text:a xlink:type="simple" xlink:href="https://derpicdn.net/img/2013/8/5/391743/large.png"><text:span text:style-name="T32_4">://</text:span></text:a></text:span><text:span text:style-name="T32_5"><text:a xlink:type="simple" xlink:href="https://derpicdn.net/img/2013/8/5/391743/large.png"><text:span text:style-name="T32_6">derpicdn</text:span></text:a></text:span><text:span text:style-name="T32_7"><text:a xlink:type="simple" xlink:href="https://derpicdn.net/img/2013/8/5/391743/large.png"><text:span text:style-name="T32_8">.</text:span></text:a></text:span><text:span text:style-name="T32_9"><text:a xlink:type="simple" xlink:href="https://derpicdn.net/img/2013/8/5/391743/large.png"><text:span text:style-name="T32_10">net</text:span></text:a></text:span><text:span text:style-name="T32_11"><text:a xlink:type="simple" xlink:href="https://derpicdn.net/img/2013/8/5/391743/large.png"><text:span text:style-name="T32_12">/</text:span></text:a></text:span><text:span text:style-name="T32_13"><text:a xlink:type="simple" xlink:href="https://derpicdn.net/img/2013/8/5/391743/large.png"><text:span text:style-name="T32_14">img</text:span></text:a></text:span><text:span text:style-name="T32_15"><text:a xlink:type="simple" xlink:href="https://derpicdn.net/img/2013/8/5/391743/large.png"><text:span text:style-name="T32_16">/2013/8/5/391743/</text:span></text:a></text:span><text:span text:style-name="T32_17"><text:a xlink:type="simple" xlink:href="https://derpicdn.net/img/2013/8/5/391743/large.png"><text:span text:style-name="T32_18">large</text:span></text:a></text:span><text:span text:style-name="T32_19"><text:a xlink:type="simple" xlink:href="https://derpicdn.net/img/2013/8/5/391743/large.png"><text:span text:style-name="T32_20">.</text:span></text:a></text:span><text:span text:style-name="T32_21"><text:a xlink:type="simple" xlink:href="https://derpicdn.net/img/2013/8/5/391743/large.png"><text:span text:style-name="T32_22">png</text:span></text:a>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